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T9_8" style:family="text">
      <style:text-properties style:font-name="Verdana" fo:font-size="12pt" style:font-name-asian="Verdana" style:font-size-asian="12pt" style:font-name-complex="Verdana" style:font-size-complex="12pt"/>
    </style:style>
    <style:style style:name="T9_9" style:family="text">
      <style:text-properties style:font-name="Verdana" fo:font-size="12pt" style:font-name-asian="Verdana" style:font-size-asian="12pt" style:font-name-complex="Verdana" style:font-size-complex="12pt"/>
    </style:style>
    <style:style style:name="T9_10" style:family="text">
      <style:text-properties style:font-name="Verdana" fo:font-size="12pt" style:font-name-asian="Verdana" style:font-size-asian="12pt" style:font-name-complex="Verdana" style:font-size-complex="12pt"/>
    </style:style>
    <style:style style:name="T9_11" style:family="text">
      <style:text-properties style:font-name="Verdana" fo:font-size="12pt" style:font-name-asian="Verdana" style:font-size-asian="12pt" style:font-name-complex="Verdana" style:font-size-complex="12pt"/>
    </style:style>
    <style:style style:name="T9_12" style:family="text">
      <style:text-properties style:font-name="Verdana" fo:font-size="12pt" style:font-name-asian="Verdana" style:font-size-asian="12pt" style:font-name-complex="Verdana" style:font-size-complex="12pt"/>
    </style:style>
    <style:style style:name="T9_13" style:family="text">
      <style:text-properties style:font-name="Verdana" fo:font-size="12pt" style:font-name-asian="Verdana" style:font-size-asian="12pt" style:font-name-complex="Verdana" style:font-size-complex="12pt"/>
    </style:style>
    <style:style style:name="T9_14" style:family="text">
      <style:text-properties style:font-name="Verdana" fo:font-size="12pt" style:font-name-asian="Verdana" style:font-size-asian="12pt" style:font-name-complex="Verdana" style:font-size-complex="12pt"/>
    </style:style>
    <style:style style:name="T9_15" style:family="text">
      <style:text-properties style:font-name="Verdana" fo:font-size="12pt" style:font-name-asian="Verdana" style:font-size-asian="12pt" style:font-name-complex="Verdana" style:font-size-complex="12pt"/>
    </style:style>
    <style:style style:name="T9_16" style:family="text">
      <style:text-properties style:font-name="Verdana" fo:font-size="12pt" style:font-name-asian="Verdana" style:font-size-asian="12pt" style:font-name-complex="Verdana" style:font-size-complex="12pt"/>
    </style:style>
    <style:style style:name="T9_17" style:family="text">
      <style:text-properties style:font-name="Verdana" fo:font-size="12pt" style:font-name-asian="Verdana" style:font-size-asian="12pt" style:font-name-complex="Verdana" style:font-size-complex="12pt"/>
    </style:style>
    <style:style style:name="T9_18" style:family="text">
      <style:text-properties style:font-name="Verdana" fo:font-size="12pt" style:font-name-asian="Verdana" style:font-size-asian="12pt" style:font-name-complex="Verdana" style:font-size-complex="12pt"/>
    </style:style>
    <style:style style:name="T9_19" style:family="text">
      <style:text-properties style:font-name="Verdana" fo:font-size="12pt" style:font-name-asian="Verdana" style:font-size-asian="12pt" style:font-name-complex="Verdana" style:font-size-complex="12pt"/>
    </style:style>
    <style:style style:name="T9_20" style:family="text">
      <style:text-properties style:font-name="Verdana" fo:font-size="12pt" style:font-name-asian="Verdana" style:font-size-asian="12pt" style:font-name-complex="Verdana" style:font-size-complex="12pt"/>
    </style:style>
    <style:style style:name="T9_21" style:family="text">
      <style:text-properties style:font-name="Verdana" fo:font-size="12pt" style:font-name-asian="Verdana" style:font-size-asian="12pt" style:font-name-complex="Verdana" style:font-size-complex="12pt"/>
    </style:style>
    <style:style style:name="T9_22" style:family="text">
      <style:text-properties style:font-name="Verdana" fo:font-size="12pt" style:font-name-asian="Verdana" style:font-size-asian="12pt" style:font-name-complex="Verdana" style:font-size-complex="12pt"/>
    </style:style>
    <style:style style:name="T9_23" style:family="text">
      <style:text-properties style:font-name="Verdana" fo:font-size="12pt" style:font-name-asian="Verdana" style:font-size-asian="12pt" style:font-name-complex="Verdana" style:font-size-complex="12pt"/>
    </style:style>
    <style:style style:name="T9_24" style:family="text">
      <style:text-properties style:font-name="Verdana" fo:font-size="12pt" style:font-name-asian="Verdana" style:font-size-asian="12pt" style:font-name-complex="Verdana" style:font-size-complex="12pt"/>
    </style:style>
    <style:style style:name="T9_25" style:family="text">
      <style:text-properties style:font-name="Verdana" fo:font-size="12pt" style:font-name-asian="Verdana" style:font-size-asian="12pt" style:font-name-complex="Verdana" style:font-size-complex="12pt"/>
    </style:style>
    <style:style style:name="T9_26" style:family="text">
      <style:text-properties style:font-name="Verdana" fo:font-size="12pt" style:font-name-asian="Verdana" style:font-size-asian="12pt" style:font-name-complex="Verdana" style:font-size-complex="12pt"/>
    </style:style>
    <style:style style:name="T9_27" style:family="text">
      <style:text-properties style:font-name="Verdana" fo:font-size="12pt" style:font-name-asian="Verdana" style:font-size-asian="12pt" style:font-name-complex="Verdana" style:font-size-complex="12pt"/>
    </style:style>
    <style:style style:name="T9_28" style:family="text">
      <style:text-properties style:font-name="Verdana" fo:font-size="12pt" style:font-name-asian="Verdana" style:font-size-asian="12pt" style:font-name-complex="Verdana" style:font-size-complex="12pt"/>
    </style:style>
    <style:style style:name="T9_29" style:family="text">
      <style:text-properties style:font-name="Verdana" fo:font-size="12pt" style:font-name-asian="Verdana" style:font-size-asian="12pt" style:font-name-complex="Verdana" style:font-size-complex="12pt"/>
    </style:style>
    <style:style style:name="T9_30" style:family="text">
      <style:text-properties style:font-name="Verdana" fo:font-size="12pt" style:font-name-asian="Verdana" style:font-size-asian="12pt" style:font-name-complex="Verdana" style:font-size-complex="12pt"/>
    </style:style>
    <style:style style:name="T9_31" style:family="text">
      <style:text-properties style:font-name="Verdana" fo:font-size="12pt" style:font-name-asian="Verdana" style:font-size-asian="12pt" style:font-name-complex="Verdana" style:font-size-complex="12pt"/>
    </style:style>
    <style:style style:name="T9_32" style:family="text">
      <style:text-properties style:font-name="Verdana" fo:font-size="12pt" style:font-name-asian="Verdana" style:font-size-asian="12pt" style:font-name-complex="Verdana" style:font-size-complex="12pt"/>
    </style:style>
    <style:style style:name="T9_33" style:family="text">
      <style:text-properties style:font-name="Verdana" fo:font-size="12pt" style:font-name-asian="Verdana" style:font-size-asian="12pt" style:font-name-complex="Verdana" style:font-size-complex="12pt"/>
    </style:style>
    <style:style style:name="T9_34" style:family="text">
      <style:text-properties style:font-name="Verdana" fo:font-size="12pt" style:font-name-asian="Verdana" style:font-size-asian="12pt" style:font-name-complex="Verdana" style:font-size-complex="12pt"/>
    </style:style>
    <style:style style:name="T9_35" style:family="text">
      <style:text-properties style:font-name="Verdana" fo:font-size="12pt" style:font-name-asian="Verdana" style:font-size-asian="12pt" style:font-name-complex="Verdana" style:font-size-complex="12pt"/>
    </style:style>
    <style:style style:name="T9_36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break-before="auto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margin-left="1.27cm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/>
    </style:style>
    <style:style style:name="T11_5" style:family="text">
      <style:text-properties style:font-name="Verdana" fo:font-size="12pt" style:font-name-asian="Verdana" style:font-size-asian="12pt" style:font-name-complex="Verdana" style:font-size-complex="12pt"/>
    </style:style>
    <style:style style:name="T11_6" style:family="text">
      <style:text-properties style:font-name="Verdana" fo:font-size="12pt" style:font-name-asian="Verdana" style:font-size-asian="12pt" style:font-name-complex="Verdana" style:font-size-complex="12pt"/>
    </style:style>
    <style:style style:name="T11_7" style:family="text">
      <style:text-properties style:font-name="Verdana" fo:font-size="12pt" style:font-name-asian="Verdana" style:font-size-asian="12pt" style:font-name-complex="Verdana" style:font-size-complex="12pt"/>
    </style:style>
    <style:style style:name="T11_8" style:family="text">
      <style:text-properties style:font-name="Verdana" fo:font-size="12pt" style:font-name-asian="Verdana" style:font-size-asian="12pt" style:font-name-complex="Verdana" style:font-size-complex="12pt"/>
    </style:style>
    <style:style style:name="T11_9" style:family="text">
      <style:text-properties style:font-name="Verdana" fo:font-size="12pt" style:font-name-asian="Verdana" style:font-size-asian="12pt" style:font-name-complex="Verdana" style:font-size-complex="12pt"/>
    </style:style>
    <style:style style:name="T11_10" style:family="text">
      <style:text-properties style:font-name="Verdana" fo:font-size="12pt" style:font-name-asian="Verdana" style:font-size-asian="12pt" style:font-name-complex="Verdana" style:font-size-complex="12pt"/>
    </style:style>
    <style:style style:name="T11_11" style:family="text">
      <style:text-properties style:font-name="Verdana" fo:font-size="12pt" style:font-name-asian="Verdana" style:font-size-asian="12pt" style:font-name-complex="Verdana" style:font-size-complex="12pt"/>
    </style:style>
    <style:style style:name="T11_12" style:family="text">
      <style:text-properties style:font-name="Verdana" fo:font-size="12pt" style:font-name-asian="Verdana" style:font-size-asian="12pt" style:font-name-complex="Verdana" style:font-size-complex="12pt"/>
    </style:style>
    <style:style style:name="T11_13" style:family="text">
      <style:text-properties style:font-name="Verdana" fo:font-size="12pt" style:font-name-asian="Verdana" style:font-size-asian="12pt" style:font-name-complex="Verdana" style:font-size-complex="12pt"/>
    </style:style>
    <style:style style:name="T11_14" style:family="text">
      <style:text-properties style:font-name="Verdana" fo:font-size="12pt" style:font-name-asian="Verdana" style:font-size-asian="12pt" style:font-name-complex="Verdana" style:font-size-complex="12pt"/>
    </style:style>
    <style:style style:name="T11_15" style:family="text">
      <style:text-properties style:font-name="Verdana" fo:font-size="12pt" style:font-name-asian="Verdana" style:font-size-asian="12pt" style:font-name-complex="Verdana" style:font-size-complex="12pt"/>
    </style:style>
    <style:style style:name="T11_16" style:family="text">
      <style:text-properties style:font-name="Verdana" fo:font-size="12pt" style:font-name-asian="Verdana" style:font-size-asian="12pt" style:font-name-complex="Verdana" style:font-size-complex="12pt"/>
    </style:style>
    <style:style style:name="T11_17" style:family="text">
      <style:text-properties style:font-name="Verdana" fo:font-size="12pt" style:font-name-asian="Verdana" style:font-size-asian="12pt" style:font-name-complex="Verdana" style:font-size-complex="12pt"/>
    </style:style>
    <style:style style:name="T11_18" style:family="text">
      <style:text-properties style:font-name="Verdana" fo:font-size="12pt" style:font-name-asian="Verdana" style:font-size-asian="12pt" style:font-name-complex="Verdana" style:font-size-complex="12pt"/>
    </style:style>
    <style:style style:name="T11_19" style:family="text">
      <style:text-properties style:font-name="Verdana" fo:font-size="12pt" style:font-name-asian="Verdana" style:font-size-asian="12pt" style:font-name-complex="Verdana" style:font-size-complex="12pt"/>
    </style:style>
    <style:style style:name="T11_20" style:family="text">
      <style:text-properties style:font-name="Verdana" fo:font-size="12pt" style:font-name-asian="Verdana" style:font-size-asian="12pt" style:font-name-complex="Verdana" style:font-size-complex="12pt"/>
    </style:style>
    <style:style style:name="T11_21" style:family="text">
      <style:text-properties style:font-name="Verdana" fo:font-size="12pt" style:font-name-asian="Verdana" style:font-size-asian="12pt" style:font-name-complex="Verdana" style:font-size-complex="12pt"/>
    </style:style>
    <style:style style:name="T11_22" style:family="text">
      <style:text-properties style:font-name="Verdana" fo:font-size="12pt" style:font-name-asian="Verdana" style:font-size-asian="12pt" style:font-name-complex="Verdana" style:font-size-complex="12pt"/>
    </style:style>
    <style:style style:name="T11_23" style:family="text">
      <style:text-properties style:font-name="Verdana" fo:font-size="12pt" style:font-name-asian="Verdana" style:font-size-asian="12pt" style:font-name-complex="Verdana" style:font-size-complex="12pt"/>
    </style:style>
    <style:style style:name="T11_24" style:family="text">
      <style:text-properties style:font-name="Verdana" fo:font-size="12pt" style:font-name-asian="Verdana" style:font-size-asian="12pt" style:font-name-complex="Verdana" style:font-size-complex="12pt"/>
    </style:style>
    <style:style style:name="T11_25" style:family="text">
      <style:text-properties style:font-name="Verdana" fo:font-size="12pt" style:font-name-asian="Verdana" style:font-size-asian="12pt" style:font-name-complex="Verdana" style:font-size-complex="12pt"/>
    </style:style>
    <style:style style:name="T11_26" style:family="text">
      <style:text-properties style:font-name="Verdana" fo:font-size="12pt" style:font-name-asian="Verdana" style:font-size-asian="12pt" style:font-name-complex="Verdana" style:font-size-complex="12pt"/>
    </style:style>
    <style:style style:name="T11_27" style:family="text">
      <style:text-properties style:font-name="Verdana" fo:font-size="12pt" style:font-name-asian="Verdana" style:font-size-asian="12pt" style:font-name-complex="Verdana" style:font-size-complex="12pt"/>
    </style:style>
    <style:style style:name="T11_28" style:family="text">
      <style:text-properties style:font-name="Verdana" fo:font-size="12pt" style:font-name-asian="Verdana" style:font-size-asian="12pt" style:font-name-complex="Verdana" style:font-size-complex="12pt"/>
    </style:style>
    <style:style style:name="T11_29" style:family="text">
      <style:text-properties style:font-name="Verdana" fo:font-size="12pt" style:font-name-asian="Verdana" style:font-size-asian="12pt" style:font-name-complex="Verdana" style:font-size-complex="12pt"/>
    </style:style>
    <style:style style:name="T11_30" style:family="text">
      <style:text-properties style:font-name="Verdana" fo:font-size="12pt" style:font-name-asian="Verdana" style:font-size-asian="12pt" style:font-name-complex="Verdana" style:font-size-complex="12pt"/>
    </style:style>
    <style:style style:name="T11_31" style:family="text">
      <style:text-properties style:font-name="Verdana" fo:font-size="12pt" style:font-name-asian="Verdana" style:font-size-asian="12pt" style:font-name-complex="Verdana" style:font-size-complex="12pt"/>
    </style:style>
    <style:style style:name="T11_32" style:family="text">
      <style:text-properties style:font-name="Verdana" fo:font-size="12pt" style:font-name-asian="Verdana" style:font-size-asian="12pt" style:font-name-complex="Verdana" style:font-size-complex="12pt"/>
    </style:style>
    <style:style style:name="T11_33" style:family="text">
      <style:text-properties style:font-name="Verdana" fo:font-size="12pt" style:font-name-asian="Verdana" style:font-size-asian="12pt" style:font-name-complex="Verdana" style:font-size-complex="12pt"/>
    </style:style>
    <style:style style:name="T11_34" style:family="text">
      <style:text-properties style:font-name="Verdana" fo:font-size="12pt" style:font-name-asian="Verdana" style:font-size-asian="12pt" style:font-name-complex="Verdana" style:font-size-complex="12pt"/>
    </style:style>
    <style:style style:name="T11_35" style:family="text">
      <style:text-properties style:font-name="Verdana" fo:font-size="12pt" style:font-name-asian="Verdana" style:font-size-asian="12pt" style:font-name-complex="Verdana" style:font-size-complex="12pt"/>
    </style:style>
    <style:style style:name="T11_36" style:family="text">
      <style:text-properties style:font-name="Verdana" fo:font-size="12pt" style:font-name-asian="Verdana" style:font-size-asian="12pt" style:font-name-complex="Verdana" style:font-size-complex="12pt"/>
    </style:style>
    <style:style style:name="T11_37" style:family="text">
      <style:text-properties style:font-name="Verdana" fo:font-size="12pt" style:font-name-asian="Verdana" style:font-size-asian="12pt" style:font-name-complex="Verdana" style:font-size-complex="12pt"/>
    </style:style>
    <style:style style:name="T11_38" style:family="text">
      <style:text-properties style:font-name="Verdana" fo:font-size="12pt" style:font-name-asian="Verdana" style:font-size-asian="12pt" style:font-name-complex="Verdana" style:font-size-complex="12pt"/>
    </style:style>
    <style:style style:name="T11_39" style:family="text">
      <style:text-properties style:font-name="Verdana" fo:font-size="12pt" style:font-name-asian="Verdana" style:font-size-asian="12pt" style:font-name-complex="Verdana" style:font-size-complex="12pt"/>
    </style:style>
    <style:style style:name="T11_40" style:family="text">
      <style:text-properties style:font-name="Verdana" fo:font-size="12pt" style:font-name-asian="Verdana" style:font-size-asian="12pt" style:font-name-complex="Verdana" style:font-size-complex="12pt"/>
    </style:style>
    <style:style style:name="T11_41" style:family="text">
      <style:text-properties style:font-name="Verdana" fo:font-size="12pt" style:font-name-asian="Verdana" style:font-size-asian="12pt" style:font-name-complex="Verdana" style:font-size-complex="12pt"/>
    </style:style>
    <style:style style:name="T11_42" style:family="text">
      <style:text-properties style:font-name="Verdana" fo:font-size="12pt" style:font-name-asian="Verdana" style:font-size-asian="12pt" style:font-name-complex="Verdana" style:font-size-complex="12pt"/>
    </style:style>
    <style:style style:name="T11_43" style:family="text">
      <style:text-properties style:font-name="Verdana" fo:font-size="12pt" style:font-name-asian="Verdana" style:font-size-asian="12pt" style:font-name-complex="Verdana" style:font-size-complex="12pt"/>
    </style:style>
    <style:style style:name="T11_44" style:family="text">
      <style:text-properties style:font-name="Verdana" fo:font-size="12pt" style:font-name-asian="Verdana" style:font-size-asian="12pt" style:font-name-complex="Verdana" style:font-size-complex="12pt"/>
    </style:style>
    <style:style style:name="T11_45" style:family="text">
      <style:text-properties style:font-name="Verdana" fo:font-size="12pt" style:font-name-asian="Verdana" style:font-size-asian="12pt" style:font-name-complex="Verdana" style:font-size-complex="12pt"/>
    </style:style>
    <style:style style:name="T11_46" style:family="text">
      <style:text-properties style:font-name="Verdana" fo:font-size="12pt" style:font-name-asian="Verdana" style:font-size-asian="12pt" style:font-name-complex="Verdana" style:font-size-complex="12pt"/>
    </style:style>
    <style:style style:name="T11_47" style:family="text">
      <style:text-properties style:font-name="Verdana" fo:font-size="12pt" style:font-name-asian="Verdana" style:font-size-asian="12pt" style:font-name-complex="Verdana" style:font-size-complex="12pt"/>
    </style:style>
    <style:style style:name="T11_48" style:family="text">
      <style:text-properties style:font-name="Verdana" fo:font-size="12pt" style:font-name-asian="Verdana" style:font-size-asian="12pt" style:font-name-complex="Verdana" style:font-size-complex="12pt"/>
    </style:style>
    <style:style style:name="T11_49" style:family="text">
      <style:text-properties style:font-name="Verdana" fo:font-size="12pt" style:font-name-asian="Verdana" style:font-size-asian="12pt" style:font-name-complex="Verdana" style:font-size-complex="12pt"/>
    </style:style>
    <style:style style:name="T11_50" style:family="text">
      <style:text-properties style:font-name="Verdana" fo:font-size="12pt" style:font-name-asian="Verdana" style:font-size-asian="12pt" style:font-name-complex="Verdana" style:font-size-complex="12pt"/>
    </style:style>
    <style:style style:name="T11_51" style:family="text">
      <style:text-properties style:font-name="Verdana" fo:font-size="12pt" style:font-name-asian="Verdana" style:font-size-asian="12pt" style:font-name-complex="Verdana" style:font-size-complex="12pt"/>
    </style:style>
    <style:style style:name="T11_52" style:family="text">
      <style:text-properties style:font-name="Verdana" fo:font-size="12pt" style:font-name-asian="Verdana" style:font-size-asian="12pt" style:font-name-complex="Verdana" style:font-size-complex="12pt"/>
    </style:style>
    <style:style style:name="T11_53" style:family="text">
      <style:text-properties style:font-name="Verdana" fo:font-size="12pt" style:font-name-asian="Verdana" style:font-size-asian="12pt" style:font-name-complex="Verdana" style:font-size-complex="12pt"/>
    </style:style>
    <style:style style:name="T11_54" style:family="text">
      <style:text-properties style:font-name="Verdana" fo:font-size="12pt" style:font-name-asian="Verdana" style:font-size-asian="12pt" style:font-name-complex="Verdana" style:font-size-complex="12pt"/>
    </style:style>
    <style:style style:name="T11_55" style:family="text">
      <style:text-properties style:font-name="Verdana" fo:font-size="12pt" style:font-name-asian="Verdana" style:font-size-asian="12pt" style:font-name-complex="Verdana" style:font-size-complex="12pt"/>
    </style:style>
    <style:style style:name="T11_56" style:family="text">
      <style:text-properties style:font-name="Verdana" fo:font-size="12pt" style:font-name-asian="Verdana" style:font-size-asian="12pt" style:font-name-complex="Verdana" style:font-size-complex="12pt"/>
    </style:style>
    <style:style style:name="T11_57" style:family="text">
      <style:text-properties style:font-name="Verdana" fo:font-size="12pt" style:font-name-asian="Verdana" style:font-size-asian="12pt" style:font-name-complex="Verdana" style:font-size-complex="12pt"/>
    </style:style>
    <style:style style:name="T11_58" style:family="text">
      <style:text-properties style:font-name="Verdana" fo:font-size="12pt" style:font-name-asian="Verdana" style:font-size-asian="12pt" style:font-name-complex="Verdana" style:font-size-complex="12pt"/>
    </style:style>
    <style:style style:name="T11_59" style:family="text">
      <style:text-properties style:font-name="Verdana" fo:font-size="12pt" style:font-name-asian="Verdana" style:font-size-asian="12pt" style:font-name-complex="Verdana" style:font-size-complex="12pt"/>
    </style:style>
    <style:style style:name="T11_60" style:family="text">
      <style:text-properties style:font-name="Verdana" fo:font-size="12pt" style:font-name-asian="Verdana" style:font-size-asian="12pt" style:font-name-complex="Verdana" style:font-size-complex="12pt"/>
    </style:style>
    <style:style style:name="T11_61" style:family="text">
      <style:text-properties style:font-name="Verdana" fo:font-size="12pt" style:font-name-asian="Verdana" style:font-size-asian="12pt" style:font-name-complex="Verdana" style:font-size-complex="12pt"/>
    </style:style>
    <style:style style:name="T11_62" style:family="text">
      <style:text-properties style:font-name="Verdana" fo:font-size="12pt" style:font-name-asian="Verdana" style:font-size-asian="12pt" style:font-name-complex="Verdana" style:font-size-complex="12pt"/>
    </style:style>
    <style:style style:name="T11_63" style:family="text">
      <style:text-properties style:font-name="Verdana" fo:font-size="12pt" style:font-name-asian="Verdana" style:font-size-asian="12pt" style:font-name-complex="Verdana" style:font-size-complex="12pt"/>
    </style:style>
    <style:style style:name="T11_64" style:family="text"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break-before="auto" fo:text-indent="0cm" fo:margin-left="1.27cm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/>
    </style:style>
    <style:style style:name="T12_7" style:family="text">
      <style:text-properties style:font-name="Verdana" fo:font-size="12pt" style:font-name-asian="Verdana" style:font-size-asian="12pt" style:font-name-complex="Verdana" style:font-size-complex="12pt"/>
    </style:style>
    <style:style style:name="T12_8" style:family="text">
      <style:text-properties style:font-name="Verdana" fo:font-size="12pt" style:font-name-asian="Verdana" style:font-size-asian="12pt" style:font-name-complex="Verdana" style:font-size-complex="12pt"/>
    </style:style>
    <style:style style:name="T12_9" style:family="text">
      <style:text-properties style:font-name="Verdana" fo:font-size="12pt" style:font-name-asian="Verdana" style:font-size-asian="12pt" style:font-name-complex="Verdana" style:font-size-complex="12pt"/>
    </style:style>
    <style:style style:name="T12_10" style:family="text">
      <style:text-properties style:font-name="Verdana" fo:font-size="12pt" style:font-name-asian="Verdana" style:font-size-asian="12pt" style:font-name-complex="Verdana" style:font-size-complex="12pt"/>
    </style:style>
    <style:style style:name="T12_11" style:family="text">
      <style:text-properties style:font-name="Verdana" fo:font-size="12pt" style:font-name-asian="Verdana" style:font-size-asian="12pt" style:font-name-complex="Verdana" style:font-size-complex="12pt"/>
    </style:style>
    <style:style style:name="T12_12" style:family="text">
      <style:text-properties style:font-name="Verdana" fo:font-size="12pt" style:font-name-asian="Verdana" style:font-size-asian="12pt" style:font-name-complex="Verdana" style:font-size-complex="12pt"/>
    </style:style>
    <style:style style:name="P13" style:family="paragraph" style:parent-style-name="Standard">
      <style:paragraph-properties fo:break-before="auto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margin-left="1.27cm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/>
    </style:style>
    <style:style style:name="T14_5" style:family="text">
      <style:text-properties style:font-name="Verdana" fo:font-size="12pt" style:font-name-asian="Verdana" style:font-size-asian="12pt" style:font-name-complex="Verdana" style:font-size-complex="12pt"/>
    </style:style>
    <style:style style:name="T14_6" style:family="text">
      <style:text-properties style:font-name="Verdana" fo:font-size="12pt" style:font-name-asian="Verdana" style:font-size-asian="12pt" style:font-name-complex="Verdana" style:font-size-complex="12pt"/>
    </style:style>
    <style:style style:name="T14_7" style:family="text">
      <style:text-properties style:font-name="Verdana" fo:font-size="12pt" style:font-name-asian="Verdana" style:font-size-asian="12pt" style:font-name-complex="Verdana" style:font-size-complex="12pt"/>
    </style:style>
    <style:style style:name="T14_8" style:family="text">
      <style:text-properties style:font-name="Verdana" fo:font-size="12pt" style:font-name-asian="Verdana" style:font-size-asian="12pt" style:font-name-complex="Verdana" style:font-size-complex="12pt"/>
    </style:style>
    <style:style style:name="P15" style:family="paragraph" style:parent-style-name="Standard">
      <style:paragraph-properties fo:break-before="auto" fo:text-indent="0cm" fo:margin-left="1.27cm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/>
    </style:style>
    <style:style style:name="P16" style:family="paragraph" style:parent-style-name="Standard">
      <style:paragraph-properties fo:break-before="auto" fo:text-indent="0cm" fo:margin-left="1.27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/>
    </style:style>
    <style:style style:name="T16_4" style:family="text">
      <style:text-properties style:font-name="Verdana" fo:font-size="12pt" style:font-name-asian="Verdana" style:font-size-asian="12pt" style:font-name-complex="Verdana" style:font-size-complex="12pt"/>
    </style:style>
    <style:style style:name="T16_5" style:family="text">
      <style:text-properties style:font-name="Verdana" fo:font-size="12pt" style:font-name-asian="Verdana" style:font-size-asian="12pt" style:font-name-complex="Verdana" style:font-size-complex="12pt"/>
    </style:style>
    <style:style style:name="T16_6" style:family="text">
      <style:text-properties style:font-name="Verdana" fo:font-size="12pt" style:font-name-asian="Verdana" style:font-size-asian="12pt" style:font-name-complex="Verdana" style:font-size-complex="12pt"/>
    </style:style>
    <style:style style:name="T16_7" style:family="text">
      <style:text-properties style:font-name="Verdana" fo:font-size="12pt" style:font-name-asian="Verdana" style:font-size-asian="12pt" style:font-name-complex="Verdana" style:font-size-complex="12pt"/>
    </style:style>
    <style:style style:name="T16_8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break-before="auto" fo:text-indent="0cm" fo:margin-left="1.27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/>
    </style:style>
    <style:style style:name="T17_4" style:family="text">
      <style:text-properties style:font-name="Verdana" fo:font-size="12pt" style:font-name-asian="Verdana" style:font-size-asian="12pt" style:font-name-complex="Verdana" style:font-size-complex="12pt"/>
    </style:style>
    <style:style style:name="T17_5" style:family="text">
      <style:text-properties style:font-name="Verdana" fo:font-size="12pt" style:font-name-asian="Verdana" style:font-size-asian="12pt" style:font-name-complex="Verdana" style:font-size-complex="12pt"/>
    </style:style>
    <style:style style:name="T17_6" style:family="text">
      <style:text-properties style:font-name="Verdana" fo:font-size="12pt" style:font-name-asian="Verdana" style:font-size-asian="12pt" style:font-name-complex="Verdana" style:font-size-complex="12pt"/>
    </style:style>
    <style:style style:name="T17_7" style:family="text">
      <style:text-properties style:font-name="Verdana" fo:font-size="12pt" style:font-name-asian="Verdana" style:font-size-asian="12pt" style:font-name-complex="Verdana" style:font-size-complex="12pt"/>
    </style:style>
    <style:style style:name="T17_8" style:family="text">
      <style:text-properties style:font-name="Verdana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break-before="auto" fo:text-indent="0cm" fo:margin-left="1.27cm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/>
    </style:style>
    <style:style style:name="T18_4" style:family="text">
      <style:text-properties style:font-name="Verdana" fo:font-size="12pt" style:font-name-asian="Verdana" style:font-size-asian="12pt" style:font-name-complex="Verdana" style:font-size-complex="12pt"/>
    </style:style>
    <style:style style:name="T18_5" style:family="text">
      <style:text-properties style:font-name="Verdana" fo:font-size="12pt" style:font-name-asian="Verdana" style:font-size-asian="12pt" style:font-name-complex="Verdana" style:font-size-complex="12pt"/>
    </style:style>
    <style:style style:name="T18_6" style:family="text">
      <style:text-properties style:font-name="Verdana" fo:font-size="12pt" style:font-name-asian="Verdana" style:font-size-asian="12pt" style:font-name-complex="Verdana" style:font-size-complex="12pt"/>
    </style:style>
    <style:style style:name="T18_7" style:family="text">
      <style:text-properties style:font-name="Verdana" fo:font-size="12pt" style:font-name-asian="Verdana" style:font-size-asian="12pt" style:font-name-complex="Verdana" style:font-size-complex="12pt"/>
    </style:style>
    <style:style style:name="T18_8" style:family="text">
      <style:text-properties style:font-name="Verdana" fo:font-size="12pt" style:font-name-asian="Verdana" style:font-size-asian="12pt" style:font-name-complex="Verdana" style:font-size-complex="12pt"/>
    </style:style>
    <style:style style:name="T18_9" style:family="text">
      <style:text-properties style:font-name="Verdana" fo:font-size="12pt" style:font-name-asian="Verdana" style:font-size-asian="12pt" style:font-name-complex="Verdana" style:font-size-complex="12pt"/>
    </style:style>
    <style:style style:name="T18_10" style:family="text">
      <style:text-properties style:font-name="Verdana" fo:font-size="12pt" style:font-name-asian="Verdana" style:font-size-asian="12pt" style:font-name-complex="Verdana" style:font-size-complex="12pt"/>
    </style:style>
    <style:style style:name="T18_11" style:family="text">
      <style:text-properties style:font-name="Verdana" fo:font-size="12pt" style:font-name-asian="Verdana" style:font-size-asian="12pt" style:font-name-complex="Verdana" style:font-size-complex="12pt"/>
    </style:style>
    <style:style style:name="T18_12" style:family="text">
      <style:text-properties style:font-name="Verdana" fo:font-size="12pt" style:font-name-asian="Verdana" style:font-size-asian="12pt" style:font-name-complex="Verdana" style:font-size-complex="12pt"/>
    </style:style>
    <style:style style:name="T18_13" style:family="text">
      <style:text-properties style:font-name="Verdana" fo:font-size="12pt" style:font-name-asian="Verdana" style:font-size-asian="12pt" style:font-name-complex="Verdana" style:font-size-complex="12pt"/>
    </style:style>
    <style:style style:name="T18_14" style:family="text">
      <style:text-properties style:font-name="Verdana" fo:font-size="12pt" style:font-name-asian="Verdana" style:font-size-asian="12pt" style:font-name-complex="Verdana" style:font-size-complex="12pt"/>
    </style:style>
    <style:style style:name="T18_15" style:family="text">
      <style:text-properties style:font-name="Verdana" fo:font-size="12pt" style:font-name-asian="Verdana" style:font-size-asian="12pt" style:font-name-complex="Verdana" style:font-size-complex="12pt"/>
    </style:style>
    <style:style style:name="T18_16" style:family="text">
      <style:text-properties style:font-name="Verdana" fo:font-size="12pt" style:font-name-asian="Verdana" style:font-size-asian="12pt" style:font-name-complex="Verdana" style:font-size-complex="12pt"/>
    </style:style>
    <style:style style:name="T18_17" style:family="text">
      <style:text-properties style:font-name="Verdana" fo:font-size="12pt" style:font-name-asian="Verdana" style:font-size-asian="12pt" style:font-name-complex="Verdana" style:font-size-complex="12pt"/>
    </style:style>
    <style:style style:name="T18_18" style:family="text">
      <style:text-properties style:font-name="Verdana" fo:font-size="12pt" style:font-name-asian="Verdana" style:font-size-asian="12pt" style:font-name-complex="Verdana" style:font-size-complex="12pt"/>
    </style:style>
    <style:style style:name="T18_19" style:family="text">
      <style:text-properties style:font-name="Verdana" fo:font-size="12pt" style:font-name-asian="Verdana" style:font-size-asian="12pt" style:font-name-complex="Verdana" style:font-size-complex="12pt"/>
    </style:style>
    <style:style style:name="T18_20" style:family="text">
      <style:text-properties style:font-name="Verdana" fo:font-size="12pt" style:font-name-asian="Verdana" style:font-size-asian="12pt" style:font-name-complex="Verdana" style:font-size-complex="12pt"/>
    </style:style>
    <style:style style:name="T18_2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2" style:family="text">
      <style:text-properties style:font-name="Verdana" fo:font-size="12pt" style:font-name-asian="Verdana" style:font-size-asian="12pt" style:font-name-complex="Verdana" style:font-size-complex="12pt"/>
    </style:style>
    <style:style style:name="T18_23" style:family="text">
      <style:text-properties style:font-name="Verdana" fo:font-size="12pt" style:font-name-asian="Verdana" style:font-size-asian="12pt" style:font-name-complex="Verdana" style:font-size-complex="12pt"/>
    </style:style>
    <style:style style:name="T18_24" style:family="text">
      <style:text-properties style:font-name="Verdana" fo:font-size="12pt" style:font-name-asian="Verdana" style:font-size-asian="12pt" style:font-name-complex="Verdana" style:font-size-complex="12pt"/>
    </style:style>
    <style:style style:name="T18_25" style:family="text">
      <style:text-properties style:font-name="Verdana" fo:font-size="12pt" style:font-name-asian="Verdana" style:font-size-asian="12pt" style:font-name-complex="Verdana" style:font-size-complex="12pt"/>
    </style:style>
    <style:style style:name="T18_26" style:family="text">
      <style:text-properties style:font-name="Verdana" fo:font-size="12pt" style:font-name-asian="Verdana" style:font-size-asian="12pt" style:font-name-complex="Verdana" style:font-size-complex="12pt"/>
    </style:style>
    <style:style style:name="T18_27" style:family="text">
      <style:text-properties style:font-name="Verdana" fo:font-size="12pt" style:font-name-asian="Verdana" style:font-size-asian="12pt" style:font-name-complex="Verdana" style:font-size-complex="12pt"/>
    </style:style>
    <style:style style:name="T18_28" style:family="text">
      <style:text-properties style:font-name="Verdana" fo:font-size="12pt" style:font-name-asian="Verdana" style:font-size-asian="12pt" style:font-name-complex="Verdana" style:font-size-complex="12pt"/>
    </style:style>
    <style:style style:name="T18_29" style:family="text">
      <style:text-properties style:font-name="Verdana" fo:font-size="12pt" style:font-name-asian="Verdana" style:font-size-asian="12pt" style:font-name-complex="Verdana" style:font-size-complex="12pt"/>
    </style:style>
    <style:style style:name="T18_30" style:family="text">
      <style:text-properties style:font-name="Verdana" fo:font-size="12pt" style:font-name-asian="Verdana" style:font-size-asian="12pt" style:font-name-complex="Verdana" style:font-size-complex="12pt"/>
    </style:style>
    <style:style style:name="T18_31" style:family="text">
      <style:text-properties style:font-name="Verdana" fo:font-size="12pt" style:font-name-asian="Verdana" style:font-size-asian="12pt" style:font-name-complex="Verdana" style:font-size-complex="12pt"/>
    </style:style>
    <style:style style:name="T18_32" style:family="text">
      <style:text-properties style:font-name="Verdana" fo:font-size="12pt" style:font-name-asian="Verdana" style:font-size-asian="12pt" style:font-name-complex="Verdana" style:font-size-complex="12pt"/>
    </style:style>
    <style:style style:name="T18_33" style:family="text">
      <style:text-properties style:font-name="Verdana" fo:font-size="12pt" style:font-name-asian="Verdana" style:font-size-asian="12pt" style:font-name-complex="Verdana" style:font-size-complex="12pt"/>
    </style:style>
    <style:style style:name="T18_34" style:family="text">
      <style:text-properties style:font-name="Verdana" fo:font-size="12pt" style:font-name-asian="Verdana" style:font-size-asian="12pt" style:font-name-complex="Verdana" style:font-size-complex="12pt"/>
    </style:style>
    <style:style style:name="T18_35" style:family="text">
      <style:text-properties style:font-name="Verdana" fo:font-size="12pt" style:font-name-asian="Verdana" style:font-size-asian="12pt" style:font-name-complex="Verdana" style:font-size-complex="12pt"/>
    </style:style>
    <style:style style:name="T18_36" style:family="text">
      <style:text-properties style:font-name="Verdana" fo:font-size="12pt" style:font-name-asian="Verdana" style:font-size-asian="12pt" style:font-name-complex="Verdana" style:font-size-complex="12pt"/>
    </style:style>
    <style:style style:name="T18_37" style:family="text">
      <style:text-properties style:font-name="Verdana" fo:font-size="12pt" style:font-name-asian="Verdana" style:font-size-asian="12pt" style:font-name-complex="Verdana" style:font-size-complex="12pt"/>
    </style:style>
    <style:style style:name="T18_38" style:family="text">
      <style:text-properties style:font-name="Verdana" fo:font-size="12pt" style:font-name-asian="Verdana" style:font-size-asian="12pt" style:font-name-complex="Verdana" style:font-size-complex="12pt"/>
    </style:style>
    <style:style style:name="P19" style:family="paragraph" style:parent-style-name="Standard">
      <style:paragraph-properties fo:break-before="auto" fo:text-indent="0cm" fo:margin-left="1.27cm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/>
    </style:style>
    <style:style style:name="T19_4" style:family="text">
      <style:text-properties style:font-name="Verdana" fo:font-size="12pt" style:font-name-asian="Verdana" style:font-size-asian="12pt" style:font-name-complex="Verdana" style:font-size-complex="12pt"/>
    </style:style>
    <style:style style:name="T19_5" style:family="text">
      <style:text-properties style:font-name="Verdana" fo:font-size="12pt" style:font-name-asian="Verdana" style:font-size-asian="12pt" style:font-name-complex="Verdana" style:font-size-complex="12pt"/>
    </style:style>
    <style:style style:name="T19_6" style:family="text">
      <style:text-properties style:font-name="Verdana" fo:font-size="12pt" style:font-name-asian="Verdana" style:font-size-asian="12pt" style:font-name-complex="Verdana" style:font-size-complex="12pt"/>
    </style:style>
    <style:style style:name="T19_7" style:family="text">
      <style:text-properties style:font-name="Verdana" fo:font-size="12pt" style:font-name-asian="Verdana" style:font-size-asian="12pt" style:font-name-complex="Verdana" style:font-size-complex="12pt"/>
    </style:style>
    <style:style style:name="T19_8" style:family="text">
      <style:text-properties style:font-name="Verdana" fo:font-size="12pt" style:font-name-asian="Verdana" style:font-size-asian="12pt" style:font-name-complex="Verdana" style:font-size-complex="12pt"/>
    </style:style>
    <style:style style:name="T19_9" style:family="text">
      <style:text-properties style:font-name="Verdana" fo:font-size="12pt" style:font-name-asian="Verdana" style:font-size-asian="12pt" style:font-name-complex="Verdana" style:font-size-complex="12pt"/>
    </style:style>
    <style:style style:name="T19_10" style:family="text">
      <style:text-properties style:font-name="Verdana" fo:font-size="12pt" style:font-name-asian="Verdana" style:font-size-asian="12pt" style:font-name-complex="Verdana" style:font-size-complex="12pt"/>
    </style:style>
    <style:style style:name="T19_11" style:family="text">
      <style:text-properties style:font-name="Verdana" fo:font-size="12pt" style:font-name-asian="Verdana" style:font-size-asian="12pt" style:font-name-complex="Verdana" style:font-size-complex="12pt"/>
    </style:style>
    <style:style style:name="T19_12" style:family="text">
      <style:text-properties style:font-name="Verdana" fo:font-size="12pt" style:font-name-asian="Verdana" style:font-size-asian="12pt" style:font-name-complex="Verdana" style:font-size-complex="12pt"/>
    </style:style>
    <style:style style:name="T19_13" style:family="text">
      <style:text-properties style:font-name="Verdana" fo:font-size="12pt" style:font-name-asian="Verdana" style:font-size-asian="12pt" style:font-name-complex="Verdana" style:font-size-complex="12pt"/>
    </style:style>
    <style:style style:name="T19_14" style:family="text">
      <style:text-properties style:font-name="Verdana" fo:font-size="12pt" style:font-name-asian="Verdana" style:font-size-asian="12pt" style:font-name-complex="Verdana" style:font-size-complex="12pt"/>
    </style:style>
    <style:style style:name="T19_15" style:family="text">
      <style:text-properties style:font-name="Verdana" fo:font-size="12pt" style:font-name-asian="Verdana" style:font-size-asian="12pt" style:font-name-complex="Verdana" style:font-size-complex="12pt"/>
    </style:style>
    <style:style style:name="T19_16" style:family="text">
      <style:text-properties style:font-name="Verdana" fo:font-size="12pt" style:font-name-asian="Verdana" style:font-size-asian="12pt" style:font-name-complex="Verdana" style:font-size-complex="12pt"/>
    </style:style>
    <style:style style:name="T19_17" style:family="text">
      <style:text-properties style:font-name="Verdana" fo:font-size="12pt" style:font-name-asian="Verdana" style:font-size-asian="12pt" style:font-name-complex="Verdana" style:font-size-complex="12pt"/>
    </style:style>
    <style:style style:name="T19_18" style:family="text">
      <style:text-properties style:font-name="Verdana" fo:font-size="12pt" style:font-name-asian="Verdana" style:font-size-asian="12pt" style:font-name-complex="Verdana" style:font-size-complex="12pt"/>
    </style:style>
    <style:style style:name="P20" style:family="paragraph" style:parent-style-name="Standard">
      <style:paragraph-properties fo:break-before="auto" fo:text-indent="0cm" fo:margin-left="1.27cm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/>
    </style:style>
    <style:style style:name="T20_3" style:family="text">
      <style:text-properties style:font-name="Verdana" fo:font-size="12pt" style:font-name-asian="Verdana" style:font-size-asian="12pt" style:font-name-complex="Verdana" style:font-size-complex="12pt"/>
    </style:style>
    <style:style style:name="T20_4" style:family="text">
      <style:text-properties style:font-name="Verdana" fo:font-size="12pt" style:font-name-asian="Verdana" style:font-size-asian="12pt" style:font-name-complex="Verdana" style:font-size-complex="12pt"/>
    </style:style>
    <style:style style:name="T20_5" style:family="text">
      <style:text-properties style:font-name="Verdana" fo:font-size="12pt" style:font-name-asian="Verdana" style:font-size-asian="12pt" style:font-name-complex="Verdana" style:font-size-complex="12pt"/>
    </style:style>
    <style:style style:name="T20_6" style:family="text">
      <style:text-properties style:font-name="Verdana" fo:font-size="12pt" style:font-name-asian="Verdana" style:font-size-asian="12pt" style:font-name-complex="Verdana" style:font-size-complex="12pt"/>
    </style:style>
    <style:style style:name="T20_7" style:family="text">
      <style:text-properties style:font-name="Verdana" fo:font-size="12pt" style:font-name-asian="Verdana" style:font-size-asian="12pt" style:font-name-complex="Verdana" style:font-size-complex="12pt"/>
    </style:style>
    <style:style style:name="T20_8" style:family="text">
      <style:text-properties style:font-name="Verdana" fo:font-size="12pt" style:font-name-asian="Verdana" style:font-size-asian="12pt" style:font-name-complex="Verdana" style:font-size-complex="12pt"/>
    </style:style>
    <style:style style:name="T20_9" style:family="text">
      <style:text-properties style:font-name="Verdana" fo:font-size="12pt" style:font-name-asian="Verdana" style:font-size-asian="12pt" style:font-name-complex="Verdana" style:font-size-complex="12pt"/>
    </style:style>
    <style:style style:name="T20_10" style:family="text">
      <style:text-properties style:font-name="Verdana" fo:font-size="12pt" style:font-name-asian="Verdana" style:font-size-asian="12pt" style:font-name-complex="Verdana" style:font-size-complex="12pt"/>
    </style:style>
    <style:style style:name="T20_11" style:family="text">
      <style:text-properties style:font-name="Verdana" fo:font-size="12pt" style:font-name-asian="Verdana" style:font-size-asian="12pt" style:font-name-complex="Verdana" style:font-size-complex="12pt"/>
    </style:style>
    <style:style style:name="T20_12" style:family="text">
      <style:text-properties style:font-name="Verdana" fo:font-size="12pt" style:font-name-asian="Verdana" style:font-size-asian="12pt" style:font-name-complex="Verdana" style:font-size-complex="12pt"/>
    </style:style>
    <style:style style:name="T20_13" style:family="text">
      <style:text-properties style:font-name="Verdana" fo:font-size="12pt" style:font-name-asian="Verdana" style:font-size-asian="12pt" style:font-name-complex="Verdana" style:font-size-complex="12pt"/>
    </style:style>
    <style:style style:name="T20_14" style:family="text">
      <style:text-properties style:font-name="Verdana" fo:font-size="12pt" style:font-name-asian="Verdana" style:font-size-asian="12pt" style:font-name-complex="Verdana" style:font-size-complex="12pt"/>
    </style:style>
    <style:style style:name="T20_15" style:family="text">
      <style:text-properties style:font-name="Verdana" fo:font-size="12pt" style:font-name-asian="Verdana" style:font-size-asian="12pt" style:font-name-complex="Verdana" style:font-size-complex="12pt"/>
    </style:style>
    <style:style style:name="T20_16" style:family="text">
      <style:text-properties style:font-name="Verdana" fo:font-size="12pt" style:font-name-asian="Verdana" style:font-size-asian="12pt" style:font-name-complex="Verdana" style:font-size-complex="12pt"/>
    </style:style>
    <style:style style:name="T20_17" style:family="text">
      <style:text-properties style:font-name="Verdana" fo:font-size="12pt" style:font-name-asian="Verdana" style:font-size-asian="12pt" style:font-name-complex="Verdana" style:font-size-complex="12pt"/>
    </style:style>
    <style:style style:name="T20_18" style:family="text">
      <style:text-properties style:font-name="Verdana" fo:font-size="12pt" style:font-name-asian="Verdana" style:font-size-asian="12pt" style:font-name-complex="Verdana" style:font-size-complex="12pt"/>
    </style:style>
    <style:style style:name="T20_19" style:family="text">
      <style:text-properties style:font-name="Verdana" fo:font-size="12pt" style:font-name-asian="Verdana" style:font-size-asian="12pt" style:font-name-complex="Verdana" style:font-size-complex="12pt"/>
    </style:style>
    <style:style style:name="T20_20" style:family="text">
      <style:text-properties style:font-name="Verdana" fo:font-size="12pt" style:font-name-asian="Verdana" style:font-size-asian="12pt" style:font-name-complex="Verdana" style:font-size-complex="12pt"/>
    </style:style>
    <style:style style:name="T20_2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2" style:family="text">
      <style:text-properties style:font-name="Verdana" fo:font-size="12pt" style:font-name-asian="Verdana" style:font-size-asian="12pt" style:font-name-complex="Verdana" style:font-size-complex="12pt"/>
    </style:style>
    <style:style style:name="T20_23" style:family="text">
      <style:text-properties style:font-name="Verdana" fo:font-size="12pt" style:font-name-asian="Verdana" style:font-size-asian="12pt" style:font-name-complex="Verdana" style:font-size-complex="12pt"/>
    </style:style>
    <style:style style:name="T20_24" style:family="text">
      <style:text-properties style:font-name="Verdana" fo:font-size="12pt" style:font-name-asian="Verdana" style:font-size-asian="12pt" style:font-name-complex="Verdana" style:font-size-complex="12pt"/>
    </style:style>
    <style:style style:name="P21" style:family="paragraph" style:parent-style-name="Standard">
      <style:paragraph-properties fo:break-before="auto" fo:text-indent="0cm" fo:margin-left="1.27cm" style:writing-mode="lr-tb"/>
    </style:style>
    <style:style style:name="T21_1" style:family="text">
      <style:text-properties style:font-name="Verdana" fo:font-size="12pt" style:font-name-asian="Verdana" style:font-size-asian="12pt" style:font-name-complex="Verdana" style:font-size-complex="12pt"/>
    </style:style>
    <style:style style:name="T21_2" style:family="text">
      <style:text-properties style:font-name="Verdana" fo:font-size="12pt" style:font-name-asian="Verdana" style:font-size-asian="12pt" style:font-name-complex="Verdana" style:font-size-complex="12pt"/>
    </style:style>
    <style:style style:name="T21_3" style:family="text">
      <style:text-properties style:font-name="Verdana" fo:font-size="12pt" style:font-name-asian="Verdana" style:font-size-asian="12pt" style:font-name-complex="Verdana" style:font-size-complex="12pt"/>
    </style:style>
    <style:style style:name="T21_4" style:family="text">
      <style:text-properties style:font-name="Verdana" fo:font-size="12pt" style:font-name-asian="Verdana" style:font-size-asian="12pt" style:font-name-complex="Verdana" style:font-size-complex="12pt"/>
    </style:style>
    <style:style style:name="T21_5" style:family="text">
      <style:text-properties style:font-name="Verdana" fo:font-size="12pt" style:font-name-asian="Verdana" style:font-size-asian="12pt" style:font-name-complex="Verdana" style:font-size-complex="12pt"/>
    </style:style>
    <style:style style:name="T21_6" style:family="text">
      <style:text-properties style:font-name="Verdana" fo:font-size="12pt" style:font-name-asian="Verdana" style:font-size-asian="12pt" style:font-name-complex="Verdana" style:font-size-complex="12pt"/>
    </style:style>
    <style:style style:name="T21_7" style:family="text">
      <style:text-properties style:font-name="Verdana" fo:font-size="12pt" style:font-name-asian="Verdana" style:font-size-asian="12pt" style:font-name-complex="Verdana" style:font-size-complex="12pt"/>
    </style:style>
    <style:style style:name="T21_8" style:family="text">
      <style:text-properties style:font-name="Verdana" fo:font-size="12pt" style:font-name-asian="Verdana" style:font-size-asian="12pt" style:font-name-complex="Verdana" style:font-size-complex="12pt"/>
    </style:style>
    <style:style style:name="T21_9" style:family="text">
      <style:text-properties style:font-name="Verdana" fo:font-size="12pt" style:font-name-asian="Verdana" style:font-size-asian="12pt" style:font-name-complex="Verdana" style:font-size-complex="12pt"/>
    </style:style>
    <style:style style:name="T21_10" style:family="text">
      <style:text-properties style:font-name="Verdana" fo:font-size="12pt" style:font-name-asian="Verdana" style:font-size-asian="12pt" style:font-name-complex="Verdana" style:font-size-complex="12pt"/>
    </style:style>
    <style:style style:name="T21_11" style:family="text">
      <style:text-properties style:font-name="Verdana" fo:font-size="12pt" style:font-name-asian="Verdana" style:font-size-asian="12pt" style:font-name-complex="Verdana" style:font-size-complex="12pt"/>
    </style:style>
    <style:style style:name="T21_12" style:family="text">
      <style:text-properties style:font-name="Verdana" fo:font-size="12pt" style:font-name-asian="Verdana" style:font-size-asian="12pt" style:font-name-complex="Verdana" style:font-size-complex="12pt"/>
    </style:style>
    <style:style style:name="T21_13" style:family="text">
      <style:text-properties style:font-name="Verdana" fo:font-size="12pt" style:font-name-asian="Verdana" style:font-size-asian="12pt" style:font-name-complex="Verdana" style:font-size-complex="12pt"/>
    </style:style>
    <style:style style:name="T21_14" style:family="text">
      <style:text-properties style:font-name="Verdana" fo:font-size="12pt" style:font-name-asian="Verdana" style:font-size-asian="12pt" style:font-name-complex="Verdana" style:font-size-complex="12pt"/>
    </style:style>
    <style:style style:name="T21_15" style:family="text">
      <style:text-properties style:font-name="Verdana" fo:font-size="12pt" style:font-name-asian="Verdana" style:font-size-asian="12pt" style:font-name-complex="Verdana" style:font-size-complex="12pt"/>
    </style:style>
    <style:style style:name="T21_16" style:family="text">
      <style:text-properties style:font-name="Verdana" fo:font-size="12pt" style:font-name-asian="Verdana" style:font-size-asian="12pt" style:font-name-complex="Verdana" style:font-size-complex="12pt"/>
    </style:style>
    <style:style style:name="T21_17" style:family="text">
      <style:text-properties style:font-name="Verdana" fo:font-size="12pt" style:font-name-asian="Verdana" style:font-size-asian="12pt" style:font-name-complex="Verdana" style:font-size-complex="12pt"/>
    </style:style>
    <style:style style:name="T21_18" style:family="text">
      <style:text-properties style:font-name="Verdana" fo:font-size="12pt" style:font-name-asian="Verdana" style:font-size-asian="12pt" style:font-name-complex="Verdana" style:font-size-complex="12pt"/>
    </style:style>
    <style:style style:name="T21_19" style:family="text">
      <style:text-properties style:font-name="Verdana" fo:font-size="12pt" style:font-name-asian="Verdana" style:font-size-asian="12pt" style:font-name-complex="Verdana" style:font-size-complex="12pt"/>
    </style:style>
    <style:style style:name="T21_20" style:family="text">
      <style:text-properties style:font-name="Verdana" fo:font-size="12pt" style:font-name-asian="Verdana" style:font-size-asian="12pt" style:font-name-complex="Verdana" style:font-size-complex="12pt"/>
    </style:style>
    <style:style style:name="T21_21" style:family="text">
      <style:text-properties style:font-name="Verdana" fo:font-size="12pt" style:font-name-asian="Verdana" style:font-size-asian="12pt" style:font-name-complex="Verdana" style:font-size-complex="12pt"/>
    </style:style>
    <style:style style:name="T21_22" style:family="text">
      <style:text-properties style:font-name="Verdana" fo:font-size="12pt" style:font-name-asian="Verdana" style:font-size-asian="12pt" style:font-name-complex="Verdana" style:font-size-complex="12pt"/>
    </style:style>
    <style:style style:name="T21_23" style:family="text">
      <style:text-properties style:font-name="Verdana" fo:font-size="12pt" style:font-name-asian="Verdana" style:font-size-asian="12pt" style:font-name-complex="Verdana" style:font-size-complex="12pt"/>
    </style:style>
    <style:style style:name="T21_24" style:family="text">
      <style:text-properties style:font-name="Verdana" fo:font-size="12pt" style:font-name-asian="Verdana" style:font-size-asian="12pt" style:font-name-complex="Verdana" style:font-size-complex="12pt"/>
    </style:style>
    <style:style style:name="T21_25" style:family="text">
      <style:text-properties style:font-name="Verdana" fo:font-size="12pt" style:font-name-asian="Verdana" style:font-size-asian="12pt" style:font-name-complex="Verdana" style:font-size-complex="12pt"/>
    </style:style>
    <style:style style:name="T21_26" style:family="text">
      <style:text-properties style:font-name="Verdana" fo:font-size="12pt" style:font-name-asian="Verdana" style:font-size-asian="12pt" style:font-name-complex="Verdana" style:font-size-complex="12pt"/>
    </style:style>
    <style:style style:name="T21_27" style:family="text">
      <style:text-properties style:font-name="Verdana" fo:font-size="12pt" style:font-name-asian="Verdana" style:font-size-asian="12pt" style:font-name-complex="Verdana" style:font-size-complex="12pt"/>
    </style:style>
    <style:style style:name="T21_28" style:family="text">
      <style:text-properties style:font-name="Verdana" fo:font-size="12pt" style:font-name-asian="Verdana" style:font-size-asian="12pt" style:font-name-complex="Verdana" style:font-size-complex="12pt"/>
    </style:style>
    <style:style style:name="T21_29" style:family="text">
      <style:text-properties style:font-name="Verdana" fo:font-size="12pt" style:font-name-asian="Verdana" style:font-size-asian="12pt" style:font-name-complex="Verdana" style:font-size-complex="12pt"/>
    </style:style>
    <style:style style:name="T21_30" style:family="text">
      <style:text-properties style:font-name="Verdana" fo:font-size="12pt" style:font-name-asian="Verdana" style:font-size-asian="12pt" style:font-name-complex="Verdana" style:font-size-complex="12pt"/>
    </style:style>
    <style:style style:name="T21_31" style:family="text">
      <style:text-properties style:font-name="Verdana" fo:font-size="12pt" style:font-name-asian="Verdana" style:font-size-asian="12pt" style:font-name-complex="Verdana" style:font-size-complex="12pt"/>
    </style:style>
    <style:style style:name="T21_32" style:family="text">
      <style:text-properties style:font-name="Verdana" fo:font-size="12pt" style:font-name-asian="Verdana" style:font-size-asian="12pt" style:font-name-complex="Verdana" style:font-size-complex="12pt"/>
    </style:style>
    <style:style style:name="T21_33" style:family="text">
      <style:text-properties style:font-name="Verdana" fo:font-size="12pt" style:font-name-asian="Verdana" style:font-size-asian="12pt" style:font-name-complex="Verdana" style:font-size-complex="12pt"/>
    </style:style>
    <style:style style:name="T21_34" style:family="text">
      <style:text-properties style:font-name="Verdana" fo:font-size="12pt" style:font-name-asian="Verdana" style:font-size-asian="12pt" style:font-name-complex="Verdana" style:font-size-complex="12pt"/>
    </style:style>
    <style:style style:name="T21_35" style:family="text">
      <style:text-properties style:font-name="Verdana" fo:font-size="12pt" style:font-name-asian="Verdana" style:font-size-asian="12pt" style:font-name-complex="Verdana" style:font-size-complex="12pt"/>
    </style:style>
    <style:style style:name="T21_36" style:family="text">
      <style:text-properties style:font-name="Verdana" fo:font-size="12pt" style:font-name-asian="Verdana" style:font-size-asian="12pt" style:font-name-complex="Verdana" style:font-size-complex="12pt"/>
    </style:style>
    <style:style style:name="P22" style:family="paragraph" style:parent-style-name="Standard">
      <style:paragraph-properties fo:break-before="auto" fo:text-indent="0cm" fo:margin-left="1.27cm" style:writing-mode="lr-tb"/>
    </style:style>
    <style:style style:name="T22_1" style:family="text">
      <style:text-properties style:font-name="Verdana" fo:font-size="12pt" style:font-name-asian="Verdana" style:font-size-asian="12pt" style:font-name-complex="Verdana" style:font-size-complex="12pt"/>
    </style:style>
    <style:style style:name="T22_2" style:family="text">
      <style:text-properties style:font-name="Verdana" fo:font-size="12pt" style:font-name-asian="Verdana" style:font-size-asian="12pt" style:font-name-complex="Verdana" style:font-size-complex="12pt"/>
    </style:style>
    <style:style style:name="T22_3" style:family="text">
      <style:text-properties style:font-name="Verdana" fo:font-size="12pt" style:font-name-asian="Verdana" style:font-size-asian="12pt" style:font-name-complex="Verdana" style:font-size-complex="12pt"/>
    </style:style>
    <style:style style:name="T22_4" style:family="text">
      <style:text-properties style:font-name="Verdana" fo:font-size="12pt" style:font-name-asian="Verdana" style:font-size-asian="12pt" style:font-name-complex="Verdana" style:font-size-complex="12pt"/>
    </style:style>
    <style:style style:name="T22_5" style:family="text">
      <style:text-properties style:font-name="Verdana" fo:font-size="12pt" style:font-name-asian="Verdana" style:font-size-asian="12pt" style:font-name-complex="Verdana" style:font-size-complex="12pt"/>
    </style:style>
    <style:style style:name="T22_6" style:family="text">
      <style:text-properties style:font-name="Verdana" fo:font-size="12pt" style:font-name-asian="Verdana" style:font-size-asian="12pt" style:font-name-complex="Verdana" style:font-size-complex="12pt"/>
    </style:style>
    <style:style style:name="T22_7" style:family="text">
      <style:text-properties style:font-name="Verdana" fo:font-size="12pt" style:font-name-asian="Verdana" style:font-size-asian="12pt" style:font-name-complex="Verdana" style:font-size-complex="12pt"/>
    </style:style>
    <style:style style:name="T22_8" style:family="text">
      <style:text-properties style:font-name="Verdana" fo:font-size="12pt" style:font-name-asian="Verdana" style:font-size-asian="12pt" style:font-name-complex="Verdana" style:font-size-complex="12pt"/>
    </style:style>
    <style:style style:name="T22_9" style:family="text">
      <style:text-properties style:font-name="Verdana" fo:font-size="12pt" style:font-name-asian="Verdana" style:font-size-asian="12pt" style:font-name-complex="Verdana" style:font-size-complex="12pt"/>
    </style:style>
    <style:style style:name="T22_10" style:family="text">
      <style:text-properties style:font-name="Verdana" fo:font-size="12pt" style:font-name-asian="Verdana" style:font-size-asian="12pt" style:font-name-complex="Verdana" style:font-size-complex="12pt"/>
    </style:style>
    <style:style style:name="T22_11" style:family="text">
      <style:text-properties style:font-name="Verdana" fo:font-size="12pt" style:font-name-asian="Verdana" style:font-size-asian="12pt" style:font-name-complex="Verdana" style:font-size-complex="12pt"/>
    </style:style>
    <style:style style:name="T22_12" style:family="text">
      <style:text-properties style:font-name="Verdana" fo:font-size="12pt" style:font-name-asian="Verdana" style:font-size-asian="12pt" style:font-name-complex="Verdana" style:font-size-complex="12pt"/>
    </style:style>
    <style:style style:name="T22_13" style:family="text">
      <style:text-properties style:font-name="Verdana" fo:font-size="12pt" style:font-name-asian="Verdana" style:font-size-asian="12pt" style:font-name-complex="Verdana" style:font-size-complex="12pt"/>
    </style:style>
    <style:style style:name="T22_14" style:family="text">
      <style:text-properties style:font-name="Verdana" fo:font-size="12pt" style:font-name-asian="Verdana" style:font-size-asian="12pt" style:font-name-complex="Verdana" style:font-size-complex="12pt"/>
    </style:style>
    <style:style style:name="T22_15" style:family="text">
      <style:text-properties style:font-name="Verdana" fo:font-size="12pt" style:font-name-asian="Verdana" style:font-size-asian="12pt" style:font-name-complex="Verdana" style:font-size-complex="12pt"/>
    </style:style>
    <style:style style:name="T22_16" style:family="text">
      <style:text-properties style:font-name="Verdana" fo:font-size="12pt" style:font-name-asian="Verdana" style:font-size-asian="12pt" style:font-name-complex="Verdana" style:font-size-complex="12pt"/>
    </style:style>
    <style:style style:name="T22_17" style:family="text">
      <style:text-properties style:font-name="Verdana" fo:font-size="12pt" style:font-name-asian="Verdana" style:font-size-asian="12pt" style:font-name-complex="Verdana" style:font-size-complex="12pt"/>
    </style:style>
    <style:style style:name="T22_18" style:family="text">
      <style:text-properties style:font-name="Verdana" fo:font-size="12pt" style:font-name-asian="Verdana" style:font-size-asian="12pt" style:font-name-complex="Verdana" style:font-size-complex="12pt"/>
    </style:style>
    <style:style style:name="T22_19" style:family="text">
      <style:text-properties style:font-name="Verdana" fo:font-size="12pt" style:font-name-asian="Verdana" style:font-size-asian="12pt" style:font-name-complex="Verdana" style:font-size-complex="12pt"/>
    </style:style>
    <style:style style:name="T22_20" style:family="text">
      <style:text-properties style:font-name="Verdana" fo:font-size="12pt" style:font-name-asian="Verdana" style:font-size-asian="12pt" style:font-name-complex="Verdana" style:font-size-complex="12pt"/>
    </style:style>
    <style:style style:name="T22_21" style:family="text">
      <style:text-properties style:font-name="Verdana" fo:font-size="12pt" style:font-name-asian="Verdana" style:font-size-asian="12pt" style:font-name-complex="Verdana" style:font-size-complex="12pt"/>
    </style:style>
    <style:style style:name="T22_22" style:family="text">
      <style:text-properties style:font-name="Verdana" fo:font-size="12pt" style:font-name-asian="Verdana" style:font-size-asian="12pt" style:font-name-complex="Verdana" style:font-size-complex="12pt"/>
    </style:style>
    <style:style style:name="T22_23" style:family="text">
      <style:text-properties style:font-name="Verdana" fo:font-size="12pt" style:font-name-asian="Verdana" style:font-size-asian="12pt" style:font-name-complex="Verdana" style:font-size-complex="12pt"/>
    </style:style>
    <style:style style:name="T22_24" style:family="text">
      <style:text-properties style:font-name="Verdana" fo:font-size="12pt" style:font-name-asian="Verdana" style:font-size-asian="12pt" style:font-name-complex="Verdana" style:font-size-complex="12pt"/>
    </style:style>
    <style:style style:name="T22_25" style:family="text">
      <style:text-properties style:font-name="Verdana" fo:font-size="12pt" style:font-name-asian="Verdana" style:font-size-asian="12pt" style:font-name-complex="Verdana" style:font-size-complex="12pt"/>
    </style:style>
    <style:style style:name="T22_26" style:family="text">
      <style:text-properties style:font-name="Verdana" fo:font-size="12pt" style:font-name-asian="Verdana" style:font-size-asian="12pt" style:font-name-complex="Verdana" style:font-size-complex="12pt"/>
    </style:style>
    <style:style style:name="P23" style:family="paragraph" style:parent-style-name="Standard">
      <style:paragraph-properties fo:break-before="auto" fo:text-indent="0cm" fo:margin-left="1.27cm" style:writing-mode="lr-tb"/>
    </style:style>
    <style:style style:name="T23_1" style:family="text">
      <style:text-properties style:font-name="Verdana" fo:font-size="12pt" style:font-name-asian="Verdana" style:font-size-asian="12pt" style:font-name-complex="Verdana" style:font-size-complex="12pt"/>
    </style:style>
    <style:style style:name="T23_2" style:family="text">
      <style:text-properties style:font-name="Verdana" fo:font-size="12pt" style:font-name-asian="Verdana" style:font-size-asian="12pt" style:font-name-complex="Verdana" style:font-size-complex="12pt"/>
    </style:style>
    <style:style style:name="T23_3" style:family="text">
      <style:text-properties style:font-name="Verdana" fo:font-size="12pt" style:font-name-asian="Verdana" style:font-size-asian="12pt" style:font-name-complex="Verdana" style:font-size-complex="12pt"/>
    </style:style>
    <style:style style:name="T23_4" style:family="text">
      <style:text-properties style:font-name="Verdana" fo:font-size="12pt" style:font-name-asian="Verdana" style:font-size-asian="12pt" style:font-name-complex="Verdana" style:font-size-complex="12pt"/>
    </style:style>
    <style:style style:name="T23_5" style:family="text">
      <style:text-properties style:font-name="Verdana" fo:font-size="12pt" style:font-name-asian="Verdana" style:font-size-asian="12pt" style:font-name-complex="Verdana" style:font-size-complex="12pt"/>
    </style:style>
    <style:style style:name="T23_6" style:family="text">
      <style:text-properties style:font-name="Verdana" fo:font-size="12pt" style:font-name-asian="Verdana" style:font-size-asian="12pt" style:font-name-complex="Verdana" style:font-size-complex="12pt"/>
    </style:style>
    <style:style style:name="T23_7" style:family="text">
      <style:text-properties style:font-name="Verdana" fo:font-size="12pt" style:font-name-asian="Verdana" style:font-size-asian="12pt" style:font-name-complex="Verdana" style:font-size-complex="12pt"/>
    </style:style>
    <style:style style:name="T23_8" style:family="text">
      <style:text-properties style:font-name="Verdana" fo:font-size="12pt" style:font-name-asian="Verdana" style:font-size-asian="12pt" style:font-name-complex="Verdana" style:font-size-complex="12pt"/>
    </style:style>
    <style:style style:name="T23_9" style:family="text">
      <style:text-properties style:font-name="Verdana" fo:font-size="12pt" style:font-name-asian="Verdana" style:font-size-asian="12pt" style:font-name-complex="Verdana" style:font-size-complex="12pt"/>
    </style:style>
    <style:style style:name="T23_10" style:family="text">
      <style:text-properties style:font-name="Verdana" fo:font-size="12pt" style:font-name-asian="Verdana" style:font-size-asian="12pt" style:font-name-complex="Verdana" style:font-size-complex="12pt"/>
    </style:style>
    <style:style style:name="T23_11" style:family="text">
      <style:text-properties style:font-name="Verdana" fo:font-size="12pt" style:font-name-asian="Verdana" style:font-size-asian="12pt" style:font-name-complex="Verdana" style:font-size-complex="12pt"/>
    </style:style>
    <style:style style:name="T23_12" style:family="text">
      <style:text-properties style:font-name="Verdana" fo:font-size="12pt" style:font-name-asian="Verdana" style:font-size-asian="12pt" style:font-name-complex="Verdana" style:font-size-complex="12pt"/>
    </style:style>
    <style:style style:name="T23_13" style:family="text">
      <style:text-properties style:font-name="Verdana" fo:font-size="12pt" style:font-name-asian="Verdana" style:font-size-asian="12pt" style:font-name-complex="Verdana" style:font-size-complex="12pt"/>
    </style:style>
    <style:style style:name="T23_14" style:family="text">
      <style:text-properties style:font-name="Verdana" fo:font-size="12pt" style:font-name-asian="Verdana" style:font-size-asian="12pt" style:font-name-complex="Verdana" style:font-size-complex="12pt"/>
    </style:style>
    <style:style style:name="T23_15" style:family="text">
      <style:text-properties style:font-name="Verdana" fo:font-size="12pt" style:font-name-asian="Verdana" style:font-size-asian="12pt" style:font-name-complex="Verdana" style:font-size-complex="12pt"/>
    </style:style>
    <style:style style:name="T23_16" style:family="text">
      <style:text-properties style:font-name="Verdana" fo:font-size="12pt" style:font-name-asian="Verdana" style:font-size-asian="12pt" style:font-name-complex="Verdana" style:font-size-complex="12pt"/>
    </style:style>
    <style:style style:name="T23_17" style:family="text">
      <style:text-properties style:font-name="Verdana" fo:font-size="12pt" style:font-name-asian="Verdana" style:font-size-asian="12pt" style:font-name-complex="Verdana" style:font-size-complex="12pt"/>
    </style:style>
    <style:style style:name="T23_18" style:family="text">
      <style:text-properties style:font-name="Verdana" fo:font-size="12pt" style:font-name-asian="Verdana" style:font-size-asian="12pt" style:font-name-complex="Verdana" style:font-size-complex="12pt"/>
    </style:style>
    <style:style style:name="P24" style:family="paragraph" style:parent-style-name="Standard">
      <style:paragraph-properties fo:break-before="auto" fo:text-indent="0cm" fo:margin-left="1.27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25" style:family="paragraph" style:parent-style-name="Standard">
      <style:paragraph-properties fo:break-before="auto" fo:text-indent="0cm" fo:margin-left="1.27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26" style:family="paragraph" style:parent-style-name="Standard">
      <style:paragraph-properties fo:break-before="auto" fo:text-indent="0cm" fo:margin-top="0cm" style:writing-mode="lr-tb"/>
    </style:style>
    <style:style style:name="T26_1" style:family="text">
      <style:text-properties style:font-name="Verdana" fo:font-size="12pt" style:font-name-asian="Verdana" style:font-size-asian="12pt" style:font-name-complex="Verdana" style:font-size-complex="12pt"/>
    </style:style>
    <style:style style:name="T26_2" style:family="text">
      <style:text-properties style:font-name="Verdana" fo:font-size="12pt" style:font-name-asian="Verdana" style:font-size-asian="12pt" style:font-name-complex="Verdana" style:font-size-complex="12pt"/>
    </style:style>
    <style:style style:name="T26_3" style:family="text">
      <style:text-properties style:font-name="Verdana" fo:font-size="12pt" style:font-name-asian="Verdana" style:font-size-asian="12pt" style:font-name-complex="Verdana" style:font-size-complex="12pt"/>
    </style:style>
    <style:style style:name="T26_4" style:family="text">
      <style:text-properties style:font-name="Verdana" fo:font-size="12pt" style:font-name-asian="Verdana" style:font-size-asian="12pt" style:font-name-complex="Verdana" style:font-size-complex="12pt"/>
    </style:style>
    <style:style style:name="P27" style:family="paragraph" style:parent-style-name="Standard">
      <style:paragraph-properties fo:break-before="auto" fo:text-indent="0cm" fo:margin-top="0cm" style:writing-mode="lr-tb"/>
    </style:style>
    <style:style style:name="T27_1" style:family="text">
      <style:text-properties style:font-name="Verdana" fo:font-size="12pt" style:font-name-asian="Verdana" style:font-size-asian="12pt" style:font-name-complex="Verdana" style:font-size-complex="12pt"/>
    </style:style>
    <style:style style:name="T27_2" style:family="text">
      <style:text-properties style:font-name="Verdana" fo:font-size="12pt" style:font-name-asian="Verdana" style:font-size-asian="12pt" style:font-name-complex="Verdana" style:font-size-complex="12pt"/>
    </style:style>
    <style:style style:name="T27_3" style:family="text">
      <style:text-properties style:font-name="Verdana" fo:font-size="12pt" style:font-name-asian="Verdana" style:font-size-asian="12pt" style:font-name-complex="Verdana" style:font-size-complex="12pt"/>
    </style:style>
    <style:style style:name="T27_4" style:family="text">
      <style:text-properties style:font-name="Verdana" fo:font-size="12pt" style:font-name-asian="Verdana" style:font-size-asian="12pt" style:font-name-complex="Verdana" style:font-size-complex="12pt"/>
    </style:style>
    <style:style style:name="P28" style:family="paragraph" style:parent-style-name="Standard">
      <style:paragraph-properties fo:break-before="auto" fo:text-indent="0cm" fo:margin-top="0cm" style:writing-mode="lr-tb"/>
    </style:style>
    <style:style style:name="T28_1" style:family="text">
      <style:text-properties style:font-name="Verdana" fo:font-size="12pt" style:font-name-asian="Verdana" style:font-size-asian="12pt" style:font-name-complex="Verdana" style:font-size-complex="12pt"/>
    </style:style>
    <style:style style:name="T28_2" style:family="text">
      <style:text-properties style:font-name="Verdana" fo:font-size="12pt" style:font-name-asian="Verdana" style:font-size-asian="12pt" style:font-name-complex="Verdana" style:font-size-complex="12pt"/>
    </style:style>
    <style:style style:name="T28_3" style:family="text">
      <style:text-properties style:font-name="Verdana" fo:font-size="12pt" style:font-name-asian="Verdana" style:font-size-asian="12pt" style:font-name-complex="Verdana" style:font-size-complex="12pt"/>
    </style:style>
    <style:style style:name="T28_4" style:family="text">
      <style:text-properties style:font-name="Verdana" fo:font-size="12pt" style:font-name-asian="Verdana" style:font-size-asian="12pt" style:font-name-complex="Verdana" style:font-size-complex="12pt"/>
    </style:style>
    <style:style style:name="P29" style:family="paragraph" style:parent-style-name="Standard">
      <style:paragraph-properties fo:break-before="auto" fo:text-indent="0cm" fo:margin-top="0cm" style:writing-mode="lr-tb"/>
    </style:style>
    <style:style style:name="T29_1" style:family="text">
      <style:text-properties style:font-name="Verdana" fo:font-size="12pt" style:font-name-asian="Verdana" style:font-size-asian="12pt" style:font-name-complex="Verdana" style:font-size-complex="12pt"/>
    </style:style>
    <style:style style:name="T29_2" style:family="text">
      <style:text-properties style:font-name="Verdana" fo:font-size="12pt" style:font-name-asian="Verdana" style:font-size-asian="12pt" style:font-name-complex="Verdana" style:font-size-complex="12pt"/>
    </style:style>
    <style:style style:name="T29_3" style:family="text">
      <style:text-properties style:font-name="Verdana" fo:font-size="12pt" style:font-name-asian="Verdana" style:font-size-asian="12pt" style:font-name-complex="Verdana" style:font-size-complex="12pt"/>
    </style:style>
    <style:style style:name="T29_4" style:family="text">
      <style:text-properties style:font-name="Verdana" fo:font-size="12pt" style:font-name-asian="Verdana" style:font-size-asian="12pt" style:font-name-complex="Verdana" style:font-size-complex="12pt"/>
    </style:style>
    <style:style style:name="P30" style:family="paragraph" style:parent-style-name="Standard">
      <style:paragraph-properties fo:break-before="auto" fo:text-indent="0cm" fo:margin-top="0cm" style:writing-mode="lr-tb"/>
    </style:style>
    <style:style style:name="T30_1" style:family="text">
      <style:text-properties style:font-name="Verdana" fo:font-size="12pt" style:font-name-asian="Verdana" style:font-size-asian="12pt" style:font-name-complex="Verdana" style:font-size-complex="12pt"/>
    </style:style>
    <style:style style:name="T30_2" style:family="text">
      <style:text-properties style:font-name="Verdana" fo:font-size="12pt" style:font-name-asian="Verdana" style:font-size-asian="12pt" style:font-name-complex="Verdana" style:font-size-complex="12pt"/>
    </style:style>
    <style:style style:name="T30_3" style:family="text">
      <style:text-properties style:font-name="Verdana" fo:font-size="12pt" style:font-name-asian="Verdana" style:font-size-asian="12pt" style:font-name-complex="Verdana" style:font-size-complex="12pt"/>
    </style:style>
    <style:style style:name="T30_4" style:family="text">
      <style:text-properties style:font-name="Verdana" fo:font-size="12pt" style:font-name-asian="Verdana" style:font-size-asian="12pt" style:font-name-complex="Verdana" style:font-size-complex="12pt"/>
    </style:style>
    <style:style style:name="P31" style:family="paragraph" style:parent-style-name="Standard">
      <style:paragraph-properties fo:break-before="auto" fo:text-indent="0cm" fo:margin-top="0cm" style:writing-mode="lr-tb"/>
    </style:style>
    <style:style style:name="T31_1" style:family="text">
      <style:text-properties style:font-name="Verdana" fo:font-size="12pt" style:font-name-asian="Verdana" style:font-size-asian="12pt" style:font-name-complex="Verdana" style:font-size-complex="12pt"/>
    </style:style>
    <style:style style:name="T31_2" style:family="text">
      <style:text-properties style:font-name="Verdana" fo:font-size="12pt" style:font-name-asian="Verdana" style:font-size-asian="12pt" style:font-name-complex="Verdana" style:font-size-complex="12pt"/>
    </style:style>
    <style:style style:name="T31_3" style:family="text">
      <style:text-properties style:font-name="Verdana" fo:font-size="12pt" style:font-name-asian="Verdana" style:font-size-asian="12pt" style:font-name-complex="Verdana" style:font-size-complex="12pt"/>
    </style:style>
    <style:style style:name="T31_4" style:family="text">
      <style:text-properties style:font-name="Verdana" fo:font-size="12pt" style:font-name-asian="Verdana" style:font-size-asian="12pt" style:font-name-complex="Verdana" style:font-size-complex="12pt"/>
    </style:style>
    <style:style style:name="P32" style:family="paragraph" style:parent-style-name="Standard">
      <style:paragraph-properties fo:break-before="auto" fo:text-indent="0cm" fo:margin-top="0cm" style:writing-mode="lr-tb"/>
    </style:style>
    <style:style style:name="T32_1" style:family="text">
      <style:text-properties style:font-name="Verdana" fo:font-size="12pt" style:font-name-asian="Verdana" style:font-size-asian="12pt" style:font-name-complex="Verdana" style:font-size-complex="12pt"/>
    </style:style>
    <style:style style:name="T32_2" style:family="text">
      <style:text-properties style:font-name="Verdana" fo:font-size="12pt" style:font-name-asian="Verdana" style:font-size-asian="12pt" style:font-name-complex="Verdana" style:font-size-complex="12pt"/>
    </style:style>
    <style:style style:name="T32_3" style:family="text">
      <style:text-properties style:font-name="Verdana" fo:font-size="12pt" style:font-name-asian="Verdana" style:font-size-asian="12pt" style:font-name-complex="Verdana" style:font-size-complex="12pt"/>
    </style:style>
    <style:style style:name="T32_4" style:family="text">
      <style:text-properties style:font-name="Verdana" fo:font-size="12pt" style:font-name-asian="Verdana" style:font-size-asian="12pt" style:font-name-complex="Verdana" style:font-size-complex="12pt"/>
    </style:style>
    <style:style style:name="P33" style:family="paragraph" style:parent-style-name="Standard">
      <style:paragraph-properties fo:break-before="auto" fo:text-indent="0cm" fo:margin-top="0cm" style:writing-mode="lr-tb"/>
    </style:style>
    <style:style style:name="T33_1" style:family="text">
      <style:text-properties style:font-name="Verdana" fo:font-size="12pt" style:font-name-asian="Verdana" style:font-size-asian="12pt" style:font-name-complex="Verdana" style:font-size-complex="12pt"/>
    </style:style>
    <style:style style:name="T33_2" style:family="text">
      <style:text-properties style:font-name="Verdana" fo:font-size="12pt" style:font-name-asian="Verdana" style:font-size-asian="12pt" style:font-name-complex="Verdana" style:font-size-complex="12pt"/>
    </style:style>
    <style:style style:name="T33_3" style:family="text">
      <style:text-properties style:font-name="Verdana" fo:font-size="12pt" style:font-name-asian="Verdana" style:font-size-asian="12pt" style:font-name-complex="Verdana" style:font-size-complex="12pt"/>
    </style:style>
    <style:style style:name="T33_4" style:family="text">
      <style:text-properties style:font-name="Verdana" fo:font-size="12pt" style:font-name-asian="Verdana" style:font-size-asian="12pt" style:font-name-complex="Verdana" style:font-size-complex="12pt"/>
    </style:style>
    <style:style style:name="T33_5" style:family="text">
      <style:text-properties style:font-name="Verdana" fo:font-size="12pt" style:font-name-asian="Verdana" style:font-size-asian="12pt" style:font-name-complex="Verdana" style:font-size-complex="12pt"/>
    </style:style>
    <style:style style:name="T33_6" style:family="text">
      <style:text-properties style:font-name="Verdana" fo:font-size="12pt" style:font-name-asian="Verdana" style:font-size-asian="12pt" style:font-name-complex="Verdana" style:font-size-complex="12pt"/>
    </style:style>
    <style:style style:name="T33_7" style:family="text">
      <style:text-properties style:font-name="Verdana" fo:font-size="12pt" style:font-name-asian="Verdana" style:font-size-asian="12pt" style:font-name-complex="Verdana" style:font-size-complex="12pt"/>
    </style:style>
    <style:style style:name="T33_8" style:family="text">
      <style:text-properties style:font-name="Verdana" fo:font-size="12pt" style:font-name-asian="Verdana" style:font-size-asian="12pt" style:font-name-complex="Verdana" style:font-size-complex="12pt"/>
    </style:style>
    <style:style style:name="T33_9" style:family="text">
      <style:text-properties style:font-name="Verdana" fo:font-size="12pt" style:font-name-asian="Verdana" style:font-size-asian="12pt" style:font-name-complex="Verdana" style:font-size-complex="12pt"/>
    </style:style>
    <style:style style:name="T33_10" style:family="text">
      <style:text-properties style:font-name="Verdana" fo:font-size="12pt" style:font-name-asian="Verdana" style:font-size-asian="12pt" style:font-name-complex="Verdana" style:font-size-complex="12pt"/>
    </style:style>
    <style:style style:name="T33_11" style:family="text">
      <style:text-properties style:font-name="Verdana" fo:font-size="12pt" style:font-name-asian="Verdana" style:font-size-asian="12pt" style:font-name-complex="Verdana" style:font-size-complex="12pt"/>
    </style:style>
    <style:style style:name="T33_12" style:family="text">
      <style:text-properties style:font-name="Verdana" fo:font-size="12pt" style:font-name-asian="Verdana" style:font-size-asian="12pt" style:font-name-complex="Verdana" style:font-size-complex="12pt"/>
    </style:style>
    <style:style style:name="T33_13" style:family="text">
      <style:text-properties style:font-name="Verdana" fo:font-size="12pt" style:font-name-asian="Verdana" style:font-size-asian="12pt" style:font-name-complex="Verdana" style:font-size-complex="12pt"/>
    </style:style>
    <style:style style:name="T33_14" style:family="text">
      <style:text-properties style:font-name="Verdana" fo:font-size="12pt" style:font-name-asian="Verdana" style:font-size-asian="12pt" style:font-name-complex="Verdana" style:font-size-complex="12pt"/>
    </style:style>
    <style:style style:name="T33_15" style:family="text">
      <style:text-properties style:font-name="Verdana" fo:font-size="12pt" style:font-name-asian="Verdana" style:font-size-asian="12pt" style:font-name-complex="Verdana" style:font-size-complex="12pt"/>
    </style:style>
    <style:style style:name="T33_16" style:family="text">
      <style:text-properties style:font-name="Verdana" fo:font-size="12pt" style:font-name-asian="Verdana" style:font-size-asian="12pt" style:font-name-complex="Verdana" style:font-size-complex="12pt"/>
    </style:style>
    <style:style style:name="T33_17" style:family="text">
      <style:text-properties style:font-name="Verdana" fo:font-size="12pt" style:font-name-asian="Verdana" style:font-size-asian="12pt" style:font-name-complex="Verdana" style:font-size-complex="12pt"/>
    </style:style>
    <style:style style:name="T33_18" style:family="text">
      <style:text-properties style:font-name="Verdana" fo:font-size="12pt" style:font-name-asian="Verdana" style:font-size-asian="12pt" style:font-name-complex="Verdana" style:font-size-complex="12pt"/>
    </style:style>
    <style:style style:name="T33_19" style:family="text">
      <style:text-properties style:font-name="Verdana" fo:font-size="12pt" style:font-name-asian="Verdana" style:font-size-asian="12pt" style:font-name-complex="Verdana" style:font-size-complex="12pt"/>
    </style:style>
    <style:style style:name="T33_20" style:family="text">
      <style:text-properties style:font-name="Verdana" fo:font-size="12pt" style:font-name-asian="Verdana" style:font-size-asian="12pt" style:font-name-complex="Verdana" style:font-size-complex="12pt"/>
    </style:style>
    <style:style style:name="T33_21" style:family="text">
      <style:text-properties style:font-name="Verdana" fo:font-size="12pt" style:font-name-asian="Verdana" style:font-size-asian="12pt" style:font-name-complex="Verdana" style:font-size-complex="12pt"/>
    </style:style>
    <style:style style:name="T33_22" style:family="text">
      <style:text-properties style:font-name="Verdana" fo:font-size="12pt" style:font-name-asian="Verdana" style:font-size-asian="12pt" style:font-name-complex="Verdana" style:font-size-complex="12pt"/>
    </style:style>
    <style:style style:name="T33_23" style:family="text">
      <style:text-properties style:font-name="Verdana" fo:font-size="12pt" style:font-name-asian="Verdana" style:font-size-asian="12pt" style:font-name-complex="Verdana" style:font-size-complex="12pt"/>
    </style:style>
    <style:style style:name="T33_24" style:family="text">
      <style:text-properties style:font-name="Verdana" fo:font-size="12pt" style:font-name-asian="Verdana" style:font-size-asian="12pt" style:font-name-complex="Verdana" style:font-size-complex="12pt"/>
    </style:style>
    <style:style style:name="T33_25" style:family="text">
      <style:text-properties style:font-name="Verdana" fo:font-size="12pt" style:font-name-asian="Verdana" style:font-size-asian="12pt" style:font-name-complex="Verdana" style:font-size-complex="12pt"/>
    </style:style>
    <style:style style:name="T33_26" style:family="text">
      <style:text-properties style:font-name="Verdana" fo:font-size="12pt" style:font-name-asian="Verdana" style:font-size-asian="12pt" style:font-name-complex="Verdana" style:font-size-complex="12pt"/>
    </style:style>
    <style:style style:name="T33_27" style:family="text">
      <style:text-properties style:font-name="Verdana" fo:font-size="12pt" style:font-name-asian="Verdana" style:font-size-asian="12pt" style:font-name-complex="Verdana" style:font-size-complex="12pt"/>
    </style:style>
    <style:style style:name="T33_28" style:family="text">
      <style:text-properties style:font-name="Verdana" fo:font-size="12pt" style:font-name-asian="Verdana" style:font-size-asian="12pt" style:font-name-complex="Verdana" style:font-size-complex="12pt"/>
    </style:style>
    <style:style style:name="T33_29" style:family="text">
      <style:text-properties style:font-name="Verdana" fo:font-size="12pt" style:font-name-asian="Verdana" style:font-size-asian="12pt" style:font-name-complex="Verdana" style:font-size-complex="12pt"/>
    </style:style>
    <style:style style:name="T33_30" style:family="text">
      <style:text-properties style:font-name="Verdana" fo:font-size="12pt" style:font-name-asian="Verdana" style:font-size-asian="12pt" style:font-name-complex="Verdana" style:font-size-complex="12pt"/>
    </style:style>
    <style:style style:name="T33_31" style:family="text">
      <style:text-properties style:font-name="Verdana" fo:font-size="12pt" style:font-name-asian="Verdana" style:font-size-asian="12pt" style:font-name-complex="Verdana" style:font-size-complex="12pt"/>
    </style:style>
    <style:style style:name="T33_32" style:family="text">
      <style:text-properties style:font-name="Verdana" fo:font-size="12pt" style:font-name-asian="Verdana" style:font-size-asian="12pt" style:font-name-complex="Verdana" style:font-size-complex="12pt"/>
    </style:style>
    <style:style style:name="T33_33" style:family="text">
      <style:text-properties style:font-name="Verdana" fo:font-size="12pt" style:font-name-asian="Verdana" style:font-size-asian="12pt" style:font-name-complex="Verdana" style:font-size-complex="12pt"/>
    </style:style>
    <style:style style:name="T33_34" style:family="text">
      <style:text-properties style:font-name="Verdana" fo:font-size="12pt" style:font-name-asian="Verdana" style:font-size-asian="12pt" style:font-name-complex="Verdana" style:font-size-complex="12pt"/>
    </style:style>
    <style:style style:name="T33_35" style:family="text">
      <style:text-properties style:font-name="Verdana" fo:font-size="12pt" style:font-name-asian="Verdana" style:font-size-asian="12pt" style:font-name-complex="Verdana" style:font-size-complex="12pt"/>
    </style:style>
    <style:style style:name="T33_36" style:family="text">
      <style:text-properties style:font-name="Verdana" fo:font-size="12pt" style:font-name-asian="Verdana" style:font-size-asian="12pt" style:font-name-complex="Verdana" style:font-size-complex="12pt"/>
    </style:style>
    <style:style style:name="T33_37" style:family="text">
      <style:text-properties style:font-name="Verdana" fo:font-size="12pt" style:font-name-asian="Verdana" style:font-size-asian="12pt" style:font-name-complex="Verdana" style:font-size-complex="12pt"/>
    </style:style>
    <style:style style:name="T33_38" style:family="text">
      <style:text-properties style:font-name="Verdana" fo:font-size="12pt" style:font-name-asian="Verdana" style:font-size-asian="12pt" style:font-name-complex="Verdana" style:font-size-complex="12pt"/>
    </style:style>
    <style:style style:name="P34" style:family="paragraph" style:parent-style-name="Standard">
      <style:paragraph-properties fo:break-before="auto" fo:text-indent="0cm" fo:margin-top="0cm" style:writing-mode="lr-tb"/>
    </style:style>
    <style:style style:name="T34_1" style:family="text">
      <style:text-properties style:font-name="Verdana" fo:font-size="12pt" style:font-name-asian="Verdana" style:font-size-asian="12pt" style:font-name-complex="Verdana" style:font-size-complex="12pt"/>
    </style:style>
    <style:style style:name="T34_2" style:family="text">
      <style:text-properties style:font-name="Verdana" fo:font-size="12pt" style:font-name-asian="Verdana" style:font-size-asian="12pt" style:font-name-complex="Verdana" style:font-size-complex="12pt"/>
    </style:style>
    <style:style style:name="T34_3" style:family="text">
      <style:text-properties style:font-name="Verdana" fo:font-size="12pt" style:font-name-asian="Verdana" style:font-size-asian="12pt" style:font-name-complex="Verdana" style:font-size-complex="12pt"/>
    </style:style>
    <style:style style:name="T34_4" style:family="text">
      <style:text-properties style:font-name="Verdana" fo:font-size="12pt" style:font-name-asian="Verdana" style:font-size-asian="12pt" style:font-name-complex="Verdana" style:font-size-complex="12pt"/>
    </style:style>
    <style:style style:name="P35" style:family="paragraph" style:parent-style-name="Standard">
      <style:paragraph-properties fo:text-align="left" fo:break-before="auto" fo:text-indent="0cm" fo:line-height="115%" fo:margin-top="0cm" fo:margin-right="0cm" style:writing-mode="lr-tb"/>
    </style:style>
    <style:style style:name="T35_1" style:family="text">
      <style:text-properties style:font-name="Verdana" fo:font-size="12pt" style:font-name-asian="Verdana" style:font-size-asian="12pt" style:font-name-complex="Verdana" style:font-size-complex="12pt"/>
    </style:style>
    <style:style style:name="T35_2" style:family="text">
      <style:text-properties style:font-name="Verdana" fo:font-size="12pt" style:font-name-asian="Verdana" style:font-size-asian="12pt" style:font-name-complex="Verdana" style:font-size-complex="12pt"/>
    </style:style>
    <style:style style:name="T35_3" style:family="text">
      <style:text-properties style:font-name="Verdana" fo:font-size="12pt" style:font-name-asian="Verdana" style:font-size-asian="12pt" style:font-name-complex="Verdana" style:font-size-complex="12pt"/>
    </style:style>
    <style:style style:name="T35_4" style:family="text">
      <style:text-properties style:font-name="Verdana" fo:font-size="12pt" style:font-name-asian="Verdana" style:font-size-asian="12pt" style:font-name-complex="Verdana" style:font-size-complex="12pt"/>
    </style:style>
    <style:style style:name="P36" style:family="paragraph" style:parent-style-name="Standard">
      <style:paragraph-properties fo:text-align="left" fo:break-before="auto" fo:line-height="115%" fo:margin-top="0cm" fo:margin-right="0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_1" style:family="text">
      <style:text-properties style:font-name="Verdana" fo:font-size="12pt" style:font-name-asian="Verdana" style:font-size-asian="12pt" style:font-name-complex="Verdana" style:font-size-complex="12pt"/>
    </style:style>
    <style:style style:name="T37_2" style:family="text">
      <style:text-properties style:font-name="Verdana" fo:font-size="12pt" style:font-name-asian="Verdana" style:font-size-asian="12pt" style:font-name-complex="Verdana" style:font-size-complex="12pt"/>
    </style:style>
    <style:style style:name="T37_3" style:family="text">
      <style:text-properties style:font-name="Verdana" fo:font-size="12pt" style:font-name-asian="Verdana" style:font-size-asian="12pt" style:font-name-complex="Verdana" style:font-size-complex="12pt"/>
    </style:style>
    <style:style style:name="T37_4" style:family="text">
      <style:text-properties style:font-name="Verdana" fo:font-size="12pt" style:font-name-asian="Verdana" style:font-size-asian="12pt" style:font-name-complex="Verdana" style:font-size-complex="12pt"/>
    </style:style>
    <style:style style:name="T37_5" style:family="text">
      <style:text-properties style:font-name="Verdana" fo:font-size="12pt" style:font-name-asian="Verdana" style:font-size-asian="12pt" style:font-name-complex="Verdana" style:font-size-complex="12pt"/>
    </style:style>
    <style:style style:name="T37_6" style:family="text">
      <style:text-properties style:font-name="Verdana" fo:font-size="12pt" style:font-name-asian="Verdana" style:font-size-asian="12pt" style:font-name-complex="Verdana" style:font-size-complex="12pt"/>
    </style:style>
    <style:style style:name="T37_7" style:family="text">
      <style:text-properties style:font-name="Verdana" fo:font-size="12pt" style:font-name-asian="Verdana" style:font-size-asian="12pt" style:font-name-complex="Verdana" style:font-size-complex="12pt"/>
    </style:style>
    <style:style style:name="P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_1" style:family="text">
      <style:text-properties style:font-name="Verdana" fo:font-size="12pt" style:font-name-asian="Verdana" style:font-size-asian="12pt" style:font-name-complex="Verdana" style:font-size-complex="12pt"/>
    </style:style>
    <style:style style:name="T38_2" style:family="text">
      <style:text-properties style:font-name="Verdana" fo:font-size="12pt" style:font-name-asian="Verdana" style:font-size-asian="12pt" style:font-name-complex="Verdana" style:font-size-complex="12pt"/>
    </style:style>
    <style:style style:name="T38_3" style:family="text">
      <style:text-properties style:font-name="Verdana" fo:font-size="12pt" style:font-name-asian="Verdana" style:font-size-asian="12pt" style:font-name-complex="Verdana" style:font-size-complex="12pt"/>
    </style:style>
    <style:style style:name="T38_4" style:family="text">
      <style:text-properties style:font-name="Verdana" fo:font-size="12pt" style:font-name-asian="Verdana" style:font-size-asian="12pt" style:font-name-complex="Verdana" style:font-size-complex="12pt"/>
    </style:style>
    <style:style style:name="T38_5" style:family="text">
      <style:text-properties style:font-name="Verdana" fo:font-size="12pt" style:font-name-asian="Verdana" style:font-size-asian="12pt" style:font-name-complex="Verdana" style:font-size-complex="12pt"/>
    </style:style>
    <style:style style:name="P39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0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40_1" style:family="text">
      <style:text-properties style:font-name="Verdana" fo:font-size="12pt" style:font-name-asian="Verdana" style:font-size-asian="12pt" style:font-name-complex="Verdana" style:font-size-complex="12pt"/>
    </style:style>
    <style:style style:name="T40_2" style:family="text">
      <style:text-properties style:font-name="Verdana" fo:font-size="12pt" style:font-name-asian="Verdana" style:font-size-asian="12pt" style:font-name-complex="Verdana" style:font-size-complex="12pt"/>
    </style:style>
    <style:style style:name="T40_3" style:family="text">
      <style:text-properties style:font-name="Verdana" fo:font-size="12pt" style:font-name-asian="Verdana" style:font-size-asian="12pt" style:font-name-complex="Verdana" style:font-size-complex="12pt"/>
    </style:style>
    <style:style style:name="T40_4" style:family="text">
      <style:text-properties style:font-name="Verdana" fo:font-size="12pt" style:font-name-asian="Verdana" style:font-size-asian="12pt" style:font-name-complex="Verdana" style:font-size-complex="12pt"/>
    </style:style>
    <style:style style:name="T40_5" style:family="text">
      <style:text-properties style:font-name="Verdana" fo:font-size="12pt" style:font-name-asian="Verdana" style:font-size-asian="12pt" style:font-name-complex="Verdana" style:font-size-complex="12pt"/>
    </style:style>
    <style:style style:name="T40_6" style:family="text">
      <style:text-properties style:font-name="Verdana" fo:font-size="12pt" style:font-name-asian="Verdana" style:font-size-asian="12pt" style:font-name-complex="Verdana" style:font-size-complex="12pt"/>
    </style:style>
    <style:style style:name="T40_7" style:family="text">
      <style:text-properties style:font-name="Verdana" fo:font-size="12pt" style:font-name-asian="Verdana" style:font-size-asian="12pt" style:font-name-complex="Verdana" style:font-size-complex="12pt"/>
    </style:style>
    <style:style style:name="T40_8" style:family="text">
      <style:text-properties style:font-name="Verdana" fo:font-size="12pt" style:font-name-asian="Verdana" style:font-size-asian="12pt" style:font-name-complex="Verdana" style:font-size-complex="12pt"/>
    </style:style>
    <style:style style:name="T40_9" style:family="text">
      <style:text-properties style:font-name="Verdana" fo:font-size="12pt" style:font-name-asian="Verdana" style:font-size-asian="12pt" style:font-name-complex="Verdana" style:font-size-complex="12pt"/>
    </style:style>
    <style:style style:name="T40_10" style:family="text">
      <style:text-properties style:font-name="Verdana" fo:font-size="12pt" style:font-name-asian="Verdana" style:font-size-asian="12pt" style:font-name-complex="Verdana" style:font-size-complex="12pt"/>
    </style:style>
    <style:style style:name="T40_11" style:family="text">
      <style:text-properties style:font-name="Verdana" fo:font-size="12pt" style:font-name-asian="Verdana" style:font-size-asian="12pt" style:font-name-complex="Verdana" style:font-size-complex="12pt"/>
    </style:style>
    <style:style style:name="T40_12" style:family="text">
      <style:text-properties style:font-name="Verdana" fo:font-size="12pt" style:font-name-asian="Verdana" style:font-size-asian="12pt" style:font-name-complex="Verdana" style:font-size-complex="12pt"/>
    </style:style>
    <style:style style:name="T40_13" style:family="text">
      <style:text-properties style:font-name="Verdana" fo:font-size="12pt" style:font-name-asian="Verdana" style:font-size-asian="12pt" style:font-name-complex="Verdana" style:font-size-complex="12pt"/>
    </style:style>
    <style:style style:name="T40_14" style:family="text">
      <style:text-properties style:font-name="Verdana" fo:font-size="12pt" style:font-name-asian="Verdana" style:font-size-asian="12pt" style:font-name-complex="Verdana" style:font-size-complex="12pt"/>
    </style:style>
    <style:style style:name="T40_15" style:family="text">
      <style:text-properties style:font-name="Verdana" fo:font-size="12pt" style:font-name-asian="Verdana" style:font-size-asian="12pt" style:font-name-complex="Verdana" style:font-size-complex="12pt"/>
    </style:style>
    <style:style style:name="T40_16" style:family="text">
      <style:text-properties style:font-name="Verdana" fo:font-size="12pt" style:font-name-asian="Verdana" style:font-size-asian="12pt" style:font-name-complex="Verdana" style:font-size-complex="12pt"/>
    </style:style>
    <style:style style:name="T40_17" style:family="text">
      <style:text-properties style:font-name="Verdana" fo:font-size="12pt" style:font-name-asian="Verdana" style:font-size-asian="12pt" style:font-name-complex="Verdana" style:font-size-complex="12pt"/>
    </style:style>
    <style:style style:name="T40_18" style:family="text">
      <style:text-properties style:font-name="Verdana" fo:font-size="12pt" style:font-name-asian="Verdana" style:font-size-asian="12pt" style:font-name-complex="Verdana" style:font-size-complex="12pt"/>
    </style:style>
    <style:style style:name="P41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41_1" style:family="text">
      <style:text-properties style:font-name="Verdana" fo:font-size="12pt" style:font-name-asian="Verdana" style:font-size-asian="12pt" style:font-name-complex="Verdana" style:font-size-complex="12pt"/>
    </style:style>
    <style:style style:name="T41_2" style:family="text">
      <style:text-properties style:font-name="Verdana" fo:font-size="12pt" style:font-name-asian="Verdana" style:font-size-asian="12pt" style:font-name-complex="Verdana" style:font-size-complex="12pt"/>
    </style:style>
    <style:style style:name="P42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42_1" style:family="text">
      <style:text-properties style:font-name="Verdana" fo:font-size="12pt" style:font-name-asian="Verdana" style:font-size-asian="12pt" style:font-name-complex="Verdana" style:font-size-complex="12pt"/>
    </style:style>
    <style:style style:name="T42_2" style:family="text">
      <style:text-properties style:font-name="Verdana" fo:font-size="12pt" style:font-name-asian="Verdana" style:font-size-asian="12pt" style:font-name-complex="Verdana" style:font-size-complex="12pt"/>
    </style:style>
    <style:style style:name="T42_3" style:family="text">
      <style:text-properties style:font-name="Verdana" fo:font-size="12pt" style:font-name-asian="Verdana" style:font-size-asian="12pt" style:font-name-complex="Verdana" style:font-size-complex="12pt"/>
    </style:style>
    <style:style style:name="T42_4" style:family="text">
      <style:text-properties style:font-name="Verdana" fo:font-size="12pt" style:font-name-asian="Verdana" style:font-size-asian="12pt" style:font-name-complex="Verdana" style:font-size-complex="12pt"/>
    </style:style>
    <style:style style:name="P43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43_1" style:family="text">
      <style:text-properties style:font-name="Verdana" fo:font-size="12pt" style:font-name-asian="Verdana" style:font-size-asian="12pt" style:font-name-complex="Verdana" style:font-size-complex="12pt"/>
    </style:style>
    <style:style style:name="T43_2" style:family="text">
      <style:text-properties style:font-name="Verdana" fo:font-size="12pt" style:font-name-asian="Verdana" style:font-size-asian="12pt" style:font-name-complex="Verdana" style:font-size-complex="12pt"/>
    </style:style>
    <style:style style:name="T43_3" style:family="text">
      <style:text-properties style:font-name="Verdana" fo:font-size="12pt" style:font-name-asian="Verdana" style:font-size-asian="12pt" style:font-name-complex="Verdana" style:font-size-complex="12pt"/>
    </style:style>
    <style:style style:name="T43_4" style:family="text">
      <style:text-properties style:font-name="Verdana" fo:font-size="12pt" style:font-name-asian="Verdana" style:font-size-asian="12pt" style:font-name-complex="Verdana" style:font-size-complex="12pt"/>
    </style:style>
    <style:style style:name="T43_5" style:family="text">
      <style:text-properties style:font-name="Verdana" fo:font-size="12pt" style:font-name-asian="Verdana" style:font-size-asian="12pt" style:font-name-complex="Verdana" style:font-size-complex="12pt"/>
    </style:style>
    <style:style style:name="T43_6" style:family="text">
      <style:text-properties style:font-name="Verdana" fo:font-size="12pt" style:font-name-asian="Verdana" style:font-size-asian="12pt" style:font-name-complex="Verdana" style:font-size-complex="12pt"/>
    </style:style>
    <style:style style:name="T43_7" style:family="text">
      <style:text-properties style:font-name="Verdana" fo:font-size="12pt" style:font-name-asian="Verdana" style:font-size-asian="12pt" style:font-name-complex="Verdana" style:font-size-complex="12pt"/>
    </style:style>
    <style:style style:name="P4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44_1" style:family="text">
      <style:text-properties style:font-name="Verdana" fo:font-size="12pt" style:font-name-asian="Verdana" style:font-size-asian="12pt" style:font-name-complex="Verdana" style:font-size-complex="12pt"/>
    </style:style>
    <style:style style:name="T44_2" style:family="text">
      <style:text-properties style:font-name="Verdana" fo:font-size="12pt" style:font-name-asian="Verdana" style:font-size-asian="12pt" style:font-name-complex="Verdana" style:font-size-complex="12pt"/>
    </style:style>
    <style:style style:name="T44_3" style:family="text">
      <style:text-properties style:font-name="Verdana" fo:font-size="12pt" style:font-name-asian="Verdana" style:font-size-asian="12pt" style:font-name-complex="Verdana" style:font-size-complex="12pt"/>
    </style:style>
    <style:style style:name="T44_4" style:family="text">
      <style:text-properties style:font-name="Verdana" fo:font-size="12pt" style:font-name-asian="Verdana" style:font-size-asian="12pt" style:font-name-complex="Verdana" style:font-size-complex="12pt"/>
    </style:style>
    <style:style style:name="T44_5" style:family="text">
      <style:text-properties style:font-name="Verdana" fo:font-size="12pt" style:font-name-asian="Verdana" style:font-size-asian="12pt" style:font-name-complex="Verdana" style:font-size-complex="12pt"/>
    </style:style>
    <style:style style:name="P4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46_1" style:family="text">
      <style:text-properties style:font-name="Verdana" fo:font-size="12pt" style:font-name-asian="Verdana" style:font-size-asian="12pt" style:font-name-complex="Verdana" style:font-size-complex="12pt"/>
    </style:style>
    <style:style style:name="T46_2" style:family="text">
      <style:text-properties style:font-name="Verdana" fo:font-size="12pt" style:font-name-asian="Verdana" style:font-size-asian="12pt" style:font-name-complex="Verdana" style:font-size-complex="12pt"/>
    </style:style>
    <style:style style:name="T46_3" style:family="text">
      <style:text-properties style:font-name="Verdana" fo:font-size="12pt" style:font-name-asian="Verdana" style:font-size-asian="12pt" style:font-name-complex="Verdana" style:font-size-complex="12pt"/>
    </style:style>
    <style:style style:name="T46_4" style:family="text">
      <style:text-properties style:font-name="Verdana" fo:font-size="12pt" style:font-name-asian="Verdana" style:font-size-asian="12pt" style:font-name-complex="Verdana" style:font-size-complex="12pt"/>
    </style:style>
    <style:style style:name="T46_5" style:family="text">
      <style:text-properties style:font-name="Verdana" fo:font-size="12pt" style:font-name-asian="Verdana" style:font-size-asian="12pt" style:font-name-complex="Verdana" style:font-size-complex="12pt"/>
    </style:style>
    <style:style style:name="T46_6" style:family="text">
      <style:text-properties style:font-name="Verdana" fo:font-size="12pt" style:font-name-asian="Verdana" style:font-size-asian="12pt" style:font-name-complex="Verdana" style:font-size-complex="12pt"/>
    </style:style>
    <style:style style:name="T46_7" style:family="text">
      <style:text-properties style:font-name="Verdana" fo:font-size="12pt" style:font-name-asian="Verdana" style:font-size-asian="12pt" style:font-name-complex="Verdana" style:font-size-complex="12pt"/>
    </style:style>
    <style:style style:name="T46_8" style:family="text">
      <style:text-properties style:font-name="Verdana" fo:font-size="12pt" style:font-name-asian="Verdana" style:font-size-asian="12pt" style:font-name-complex="Verdana" style:font-size-complex="12pt"/>
    </style:style>
    <style:style style:name="T46_9" style:family="text">
      <style:text-properties style:font-name="Verdana" fo:font-size="12pt" style:font-name-asian="Verdana" style:font-size-asian="12pt" style:font-name-complex="Verdana" style:font-size-complex="12pt"/>
    </style:style>
    <style:style style:name="T46_10" style:family="text">
      <style:text-properties style:font-name="Verdana" fo:font-size="12pt" style:font-name-asian="Verdana" style:font-size-asian="12pt" style:font-name-complex="Verdana" style:font-size-complex="12pt"/>
    </style:style>
    <style:style style:name="T46_11" style:family="text">
      <style:text-properties style:font-name="Verdana" fo:font-size="12pt" style:font-name-asian="Verdana" style:font-size-asian="12pt" style:font-name-complex="Verdana" style:font-size-complex="12pt"/>
    </style:style>
    <style:style style:name="T46_12" style:family="text">
      <style:text-properties style:font-name="Verdana" fo:font-size="12pt" style:font-name-asian="Verdana" style:font-size-asian="12pt" style:font-name-complex="Verdana" style:font-size-complex="12pt"/>
    </style:style>
    <style:style style:name="T46_13" style:family="text">
      <style:text-properties style:font-name="Verdana" fo:font-size="12pt" style:font-name-asian="Verdana" style:font-size-asian="12pt" style:font-name-complex="Verdana" style:font-size-complex="12pt"/>
    </style:style>
    <style:style style:name="T46_14" style:family="text">
      <style:text-properties style:font-name="Verdana" fo:font-size="12pt" style:font-name-asian="Verdana" style:font-size-asian="12pt" style:font-name-complex="Verdana" style:font-size-complex="12pt"/>
    </style:style>
    <style:style style:name="T46_15" style:family="text">
      <style:text-properties style:font-name="Verdana" fo:font-size="12pt" style:font-name-asian="Verdana" style:font-size-asian="12pt" style:font-name-complex="Verdana" style:font-size-complex="12pt"/>
    </style:style>
    <style:style style:name="T46_16" style:family="text">
      <style:text-properties style:font-name="Verdana" fo:font-size="12pt" style:font-name-asian="Verdana" style:font-size-asian="12pt" style:font-name-complex="Verdana" style:font-size-complex="12pt"/>
    </style:style>
    <style:style style:name="T46_17" style:family="text">
      <style:text-properties style:font-name="Verdana" fo:font-size="12pt" style:font-name-asian="Verdana" style:font-size-asian="12pt" style:font-name-complex="Verdana" style:font-size-complex="12pt"/>
    </style:style>
    <style:style style:name="T46_18" style:family="text">
      <style:text-properties style:font-name="Verdana" fo:font-size="12pt" style:font-name-asian="Verdana" style:font-size-asian="12pt" style:font-name-complex="Verdana" style:font-size-complex="12pt"/>
    </style:style>
    <style:style style:name="T46_19" style:family="text">
      <style:text-properties style:font-name="Verdana" fo:font-size="12pt" style:font-name-asian="Verdana" style:font-size-asian="12pt" style:font-name-complex="Verdana" style:font-size-complex="12pt"/>
    </style:style>
    <style:style style:name="T46_20" style:family="text">
      <style:text-properties style:font-name="Verdana" fo:font-size="12pt" style:font-name-asian="Verdana" style:font-size-asian="12pt" style:font-name-complex="Verdana" style:font-size-complex="12pt"/>
    </style:style>
    <style:style style:name="T46_21" style:family="text">
      <style:text-properties style:font-name="Verdana" fo:font-size="12pt" style:font-name-asian="Verdana" style:font-size-asian="12pt" style:font-name-complex="Verdana" style:font-size-complex="12pt"/>
    </style:style>
    <style:style style:name="T46_22" style:family="text">
      <style:text-properties style:font-name="Verdana" fo:font-size="12pt" style:font-name-asian="Verdana" style:font-size-asian="12pt" style:font-name-complex="Verdana" style:font-size-complex="12pt"/>
    </style:style>
    <style:style style:name="T46_23" style:family="text">
      <style:text-properties style:font-name="Verdana" fo:font-size="12pt" style:font-name-asian="Verdana" style:font-size-asian="12pt" style:font-name-complex="Verdana" style:font-size-complex="12pt"/>
    </style:style>
    <style:style style:name="T46_24" style:family="text">
      <style:text-properties style:font-name="Verdana" fo:font-size="12pt" style:font-name-asian="Verdana" style:font-size-asian="12pt" style:font-name-complex="Verdana" style:font-size-complex="12pt"/>
    </style:style>
    <style:style style:name="T46_25" style:family="text">
      <style:text-properties style:font-name="Verdana" fo:font-size="12pt" style:font-name-asian="Verdana" style:font-size-asian="12pt" style:font-name-complex="Verdana" style:font-size-complex="12pt"/>
    </style:style>
    <style:style style:name="T46_26" style:family="text">
      <style:text-properties style:font-name="Verdana" fo:font-size="12pt" style:font-name-asian="Verdana" style:font-size-asian="12pt" style:font-name-complex="Verdana" style:font-size-complex="12pt"/>
    </style:style>
    <style:style style:name="T46_27" style:family="text">
      <style:text-properties style:font-name="Verdana" fo:font-size="12pt" style:font-name-asian="Verdana" style:font-size-asian="12pt" style:font-name-complex="Verdana" style:font-size-complex="12pt"/>
    </style:style>
    <style:style style:name="T46_28" style:family="text">
      <style:text-properties style:font-name="Verdana" fo:font-size="12pt" style:font-name-asian="Verdana" style:font-size-asian="12pt" style:font-name-complex="Verdana" style:font-size-complex="12pt"/>
    </style:style>
    <style:style style:name="T46_29" style:family="text">
      <style:text-properties style:font-name="Verdana" fo:font-size="12pt" style:font-name-asian="Verdana" style:font-size-asian="12pt" style:font-name-complex="Verdana" style:font-size-complex="12pt"/>
    </style:style>
    <style:style style:name="T46_30" style:family="text">
      <style:text-properties style:font-name="Verdana" fo:font-size="12pt" style:font-name-asian="Verdana" style:font-size-asian="12pt" style:font-name-complex="Verdana" style:font-size-complex="12pt"/>
    </style:style>
    <style:style style:name="T46_31" style:family="text">
      <style:text-properties style:font-name="Verdana" fo:font-size="12pt" style:font-name-asian="Verdana" style:font-size-asian="12pt" style:font-name-complex="Verdana" style:font-size-complex="12pt"/>
    </style:style>
    <style:style style:name="T46_32" style:family="text">
      <style:text-properties style:font-name="Verdana" fo:font-size="12pt" style:font-name-asian="Verdana" style:font-size-asian="12pt" style:font-name-complex="Verdana" style:font-size-complex="12pt"/>
    </style:style>
    <style:style style:name="T46_33" style:family="text">
      <style:text-properties style:font-name="Verdana" fo:font-size="12pt" style:font-name-asian="Verdana" style:font-size-asian="12pt" style:font-name-complex="Verdana" style:font-size-complex="12pt"/>
    </style:style>
    <style:style style:name="T46_34" style:family="text">
      <style:text-properties style:font-name="Verdana" fo:font-size="12pt" style:font-name-asian="Verdana" style:font-size-asian="12pt" style:font-name-complex="Verdana" style:font-size-complex="12pt"/>
    </style:style>
    <style:style style:name="P47" style:family="paragraph" style:parent-style-name="Standard">
      <style:paragraph-properties fo:break-before="auto" fo:text-indent="0cm" fo:margin-left="1.27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8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8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8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8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49_2" style:family="text">
      <style:text-properties style:font-name="Verdana" fo:font-size="12pt" style:font-name-asian="Verdana" style:font-size-asian="12pt" style:font-name-complex="Verdana" style:font-size-complex="12pt"/>
    </style:style>
    <style:style style:name="T49_3" style:family="text">
      <style:text-properties style:font-name="Verdana" fo:font-size="12pt" style:font-name-asian="Verdana" style:font-size-asian="12pt" style:font-name-complex="Verdana" style:font-size-complex="12pt"/>
    </style:style>
    <style:style style:name="T49_4" style:family="text">
      <style:text-properties style:font-name="Verdana" fo:font-size="12pt" style:font-name-asian="Verdana" style:font-size-asian="12pt" style:font-name-complex="Verdana" style:font-size-complex="12pt"/>
    </style:style>
    <style:style style:name="T49_5" style:family="text">
      <style:text-properties style:font-name="Verdana" fo:font-size="12pt" style:font-name-asian="Verdana" style:font-size-asian="12pt" style:font-name-complex="Verdana" style:font-size-complex="12pt"/>
    </style:style>
    <style:style style:name="T49_6" style:family="text">
      <style:text-properties style:font-name="Verdana" fo:font-size="12pt" style:font-name-asian="Verdana" style:font-size-asian="12pt" style:font-name-complex="Verdana" style:font-size-complex="12pt"/>
    </style:style>
    <style:style style:name="T49_7" style:family="text">
      <style:text-properties style:font-name="Verdana" fo:font-size="12pt" style:font-name-asian="Verdana" style:font-size-asian="12pt" style:font-name-complex="Verdana" style:font-size-complex="12pt"/>
    </style:style>
    <style:style style:name="T49_8" style:family="text">
      <style:text-properties style:font-name="Verdana" fo:font-size="12pt" style:font-name-asian="Verdana" style:font-size-asian="12pt" style:font-name-complex="Verdana" style:font-size-complex="12pt"/>
    </style:style>
    <style:style style:name="T49_9" style:family="text">
      <style:text-properties style:font-name="Verdana" fo:font-size="12pt" style:font-name-asian="Verdana" style:font-size-asian="12pt" style:font-name-complex="Verdana" style:font-size-complex="12pt"/>
    </style:style>
    <style:style style:name="T49_10" style:family="text">
      <style:text-properties style:font-name="Verdana" fo:font-size="12pt" style:font-name-asian="Verdana" style:font-size-asian="12pt" style:font-name-complex="Verdana" style:font-size-complex="12pt"/>
    </style:style>
    <style:style style:name="T49_11" style:family="text">
      <style:text-properties style:font-name="Verdana" fo:font-size="12pt" style:font-name-asian="Verdana" style:font-size-asian="12pt" style:font-name-complex="Verdana" style:font-size-complex="12pt"/>
    </style:style>
    <style:style style:name="T49_12" style:family="text">
      <style:text-properties style:font-name="Verdana" fo:font-size="12pt" style:font-name-asian="Verdana" style:font-size-asian="12pt" style:font-name-complex="Verdana" style:font-size-complex="12pt"/>
    </style:style>
    <style:style style:name="T49_13" style:family="text">
      <style:text-properties style:font-name="Verdana" fo:font-size="12pt" style:font-name-asian="Verdana" style:font-size-asian="12pt" style:font-name-complex="Verdana" style:font-size-complex="12pt"/>
    </style:style>
    <style:style style:name="T49_14" style:family="text">
      <style:text-properties style:font-name="Verdana" fo:font-size="12pt" style:font-name-asian="Verdana" style:font-size-asian="12pt" style:font-name-complex="Verdana" style:font-size-complex="12pt"/>
    </style:style>
    <style:style style:name="T49_15" style:family="text">
      <style:text-properties style:font-name="Verdana" fo:font-size="12pt" style:font-name-asian="Verdana" style:font-size-asian="12pt" style:font-name-complex="Verdana" style:font-size-complex="12pt"/>
    </style:style>
    <style:style style:name="T49_16" style:family="text">
      <style:text-properties style:font-name="Verdana" fo:font-size="12pt" style:font-name-asian="Verdana" style:font-size-asian="12pt" style:font-name-complex="Verdana" style:font-size-complex="12pt"/>
    </style:style>
    <style:style style:name="T49_17" style:family="text">
      <style:text-properties style:font-name="Verdana" fo:font-size="12pt" style:font-name-asian="Verdana" style:font-size-asian="12pt" style:font-name-complex="Verdana" style:font-size-complex="12pt"/>
    </style:style>
    <style:style style:name="T49_18" style:family="text">
      <style:text-properties style:font-name="Verdana" fo:font-size="12pt" style:font-name-asian="Verdana" style:font-size-asian="12pt" style:font-name-complex="Verdana" style:font-size-complex="12pt"/>
    </style:style>
    <style:style style:name="T49_19" style:family="text">
      <style:text-properties style:font-name="Verdana" fo:font-size="12pt" style:font-name-asian="Verdana" style:font-size-asian="12pt" style:font-name-complex="Verdana" style:font-size-complex="12pt"/>
    </style:style>
    <style:style style:name="T49_20" style:family="text">
      <style:text-properties style:font-name="Verdana" fo:font-size="12pt" style:font-name-asian="Verdana" style:font-size-asian="12pt" style:font-name-complex="Verdana" style:font-size-complex="12pt"/>
    </style:style>
    <style:style style:name="T49_21" style:family="text">
      <style:text-properties style:font-name="Verdana" fo:font-size="12pt" style:font-name-asian="Verdana" style:font-size-asian="12pt" style:font-name-complex="Verdana" style:font-size-complex="12pt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font-name="Verdana" fo:font-size="12pt" style:font-name-asian="Verdana" style:font-size-asian="12pt" style:font-name-complex="Verdana" style:font-size-complex="12pt"/>
    </style:style>
    <style:style style:name="T50_2" style:family="text">
      <style:text-properties style:font-name="Verdana" fo:font-size="12pt" style:font-name-asian="Verdana" style:font-size-asian="12pt" style:font-name-complex="Verdana" style:font-size-complex="12pt"/>
    </style:style>
    <style:style style:name="T50_3" style:family="text">
      <style:text-properties style:font-name="Verdana" fo:font-size="12pt" style:font-name-asian="Verdana" style:font-size-asian="12pt" style:font-name-complex="Verdana" style:font-size-complex="12pt"/>
    </style:style>
    <style:style style:name="T50_4" style:family="text">
      <style:text-properties style:font-name="Verdana" fo:font-size="12pt" style:font-name-asian="Verdana" style:font-size-asian="12pt" style:font-name-complex="Verdana" style:font-size-complex="12pt"/>
    </style:style>
    <style:style style:name="T50_5" style:family="text">
      <style:text-properties style:font-name="Verdana" fo:font-size="12pt" style:font-name-asian="Verdana" style:font-size-asian="12pt" style:font-name-complex="Verdana" style:font-size-complex="12pt"/>
    </style:style>
    <style:style style:name="T50_6" style:family="text">
      <style:text-properties style:font-name="Verdana" fo:font-size="12pt" style:font-name-asian="Verdana" style:font-size-asian="12pt" style:font-name-complex="Verdana" style:font-size-complex="12pt"/>
    </style:style>
    <style:style style:name="T50_7" style:family="text">
      <style:text-properties style:font-name="Verdana" fo:font-size="12pt" style:font-name-asian="Verdana" style:font-size-asian="12pt" style:font-name-complex="Verdana" style:font-size-complex="12pt"/>
    </style:style>
    <style:style style:name="T50_8" style:family="text">
      <style:text-properties style:font-name="Verdana" fo:font-size="12pt" style:font-name-asian="Verdana" style:font-size-asian="12pt" style:font-name-complex="Verdana" style:font-size-complex="12pt"/>
    </style:style>
    <style:style style:name="T50_9" style:family="text">
      <style:text-properties style:font-name="Verdana" fo:font-size="12pt" style:font-name-asian="Verdana" style:font-size-asian="12pt" style:font-name-complex="Verdana" style:font-size-complex="12pt"/>
    </style:style>
    <style:style style:name="T50_10" style:family="text">
      <style:text-properties style:font-name="Verdana" fo:font-size="12pt" style:font-name-asian="Verdana" style:font-size-asian="12pt" style:font-name-complex="Verdana" style:font-size-complex="12pt"/>
    </style:style>
    <style:style style:name="T50_11" style:family="text">
      <style:text-properties style:font-name="Verdana" fo:font-size="12pt" style:font-name-asian="Verdana" style:font-size-asian="12pt" style:font-name-complex="Verdana" style:font-size-complex="12pt"/>
    </style:style>
    <style:style style:name="T50_12" style:family="text">
      <style:text-properties style:font-name="Verdana" fo:font-size="12pt" style:font-name-asian="Verdana" style:font-size-asian="12pt" style:font-name-complex="Verdana" style:font-size-complex="12pt"/>
    </style:style>
    <style:style style:name="T50_13" style:family="text">
      <style:text-properties style:font-name="Verdana" fo:font-size="12pt" style:font-name-asian="Verdana" style:font-size-asian="12pt" style:font-name-complex="Verdana" style:font-size-complex="12pt"/>
    </style:style>
    <style:style style:name="T50_14" style:family="text">
      <style:text-properties style:font-name="Verdana" fo:font-size="12pt" style:font-name-asian="Verdana" style:font-size-asian="12pt" style:font-name-complex="Verdana" style:font-size-complex="12pt"/>
    </style:style>
    <style:style style:name="T50_15" style:family="text">
      <style:text-properties style:font-name="Verdana" fo:font-size="12pt" style:font-name-asian="Verdana" style:font-size-asian="12pt" style:font-name-complex="Verdana" style:font-size-complex="12pt"/>
    </style:style>
    <style:style style:name="T50_16" style:family="text">
      <style:text-properties style:font-name="Verdana" fo:font-size="12pt" style:font-name-asian="Verdana" style:font-size-asian="12pt" style:font-name-complex="Verdana" style:font-size-complex="12pt"/>
    </style:style>
    <style:style style:name="T50_17" style:family="text">
      <style:text-properties style:font-name="Verdana" fo:font-size="12pt" style:font-name-asian="Verdana" style:font-size-asian="12pt" style:font-name-complex="Verdana" style:font-size-complex="12pt"/>
    </style:style>
    <style:style style:name="T50_18" style:family="text">
      <style:text-properties style:font-name="Verdana" fo:font-size="12pt" style:font-name-asian="Verdana" style:font-size-asian="12pt" style:font-name-complex="Verdana" style:font-size-complex="12pt"/>
    </style:style>
    <style:style style:name="T50_19" style:family="text">
      <style:text-properties style:font-name="Verdana" fo:font-size="12pt" style:font-name-asian="Verdana" style:font-size-asian="12pt" style:font-name-complex="Verdana" style:font-size-complex="12pt"/>
    </style:style>
    <style:style style:name="T50_20" style:family="text">
      <style:text-properties style:font-name="Verdana" fo:font-size="12pt" style:font-name-asian="Verdana" style:font-size-asian="12pt" style:font-name-complex="Verdana" style:font-size-complex="12pt"/>
    </style:style>
    <style:style style:name="T50_21" style:family="text">
      <style:text-properties style:font-name="Verdana" fo:font-size="12pt" style:font-name-asian="Verdana" style:font-size-asian="12pt" style:font-name-complex="Verdana" style:font-size-complex="12pt"/>
    </style:style>
    <style:style style:name="P51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51_1" style:family="text">
      <style:text-properties style:font-name="Verdana" fo:font-size="12pt" style:font-name-asian="Verdana" style:font-size-asian="12pt" style:font-name-complex="Verdana" style:font-size-complex="12pt"/>
    </style:style>
    <style:style style:name="T51_2" style:family="text">
      <style:text-properties style:font-name="Verdana" fo:font-size="12pt" style:font-name-asian="Verdana" style:font-size-asian="12pt" style:font-name-complex="Verdana" style:font-size-complex="12pt"/>
    </style:style>
    <style:style style:name="T51_3" style:family="text">
      <style:text-properties style:font-name="Verdana" fo:font-size="12pt" style:font-name-asian="Verdana" style:font-size-asian="12pt" style:font-name-complex="Verdana" style:font-size-complex="12pt"/>
    </style:style>
    <style:style style:name="T51_4" style:family="text">
      <style:text-properties style:font-name="Verdana" fo:font-size="12pt" style:font-name-asian="Verdana" style:font-size-asian="12pt" style:font-name-complex="Verdana" style:font-size-complex="12pt"/>
    </style:style>
    <style:style style:name="T51_5" style:family="text">
      <style:text-properties style:font-name="Verdana" fo:font-size="12pt" style:font-name-asian="Verdana" style:font-size-asian="12pt" style:font-name-complex="Verdana" style:font-size-complex="12pt"/>
    </style:style>
    <style:style style:name="T51_6" style:family="text">
      <style:text-properties style:font-name="Verdana" fo:font-size="12pt" style:font-name-asian="Verdana" style:font-size-asian="12pt" style:font-name-complex="Verdana" style:font-size-complex="12pt"/>
    </style:style>
    <style:style style:name="T51_7" style:family="text">
      <style:text-properties style:font-name="Verdana" fo:font-size="12pt" style:font-name-asian="Verdana" style:font-size-asian="12pt" style:font-name-complex="Verdana" style:font-size-complex="12pt"/>
    </style:style>
    <style:style style:name="T51_8" style:family="text">
      <style:text-properties style:font-name="Verdana" fo:font-size="12pt" style:font-name-asian="Verdana" style:font-size-asian="12pt" style:font-name-complex="Verdana" style:font-size-complex="12pt"/>
    </style:style>
    <style:style style:name="T51_9" style:family="text">
      <style:text-properties style:font-name="Verdana" fo:font-size="12pt" style:font-name-asian="Verdana" style:font-size-asian="12pt" style:font-name-complex="Verdana" style:font-size-complex="12pt"/>
    </style:style>
    <style:style style:name="T51_10" style:family="text">
      <style:text-properties style:font-name="Verdana" fo:font-size="12pt" style:font-name-asian="Verdana" style:font-size-asian="12pt" style:font-name-complex="Verdana" style:font-size-complex="12pt"/>
    </style:style>
    <style:style style:name="P52" style:family="paragraph" style:parent-style-name="Standard">
      <style:paragraph-properties fo:text-align="left" fo:break-before="auto" fo:text-indent="1.27cm" fo:line-height="115%" fo:margin-top="0cm" fo:margin-left="0cm" fo:margin-right="0cm" style:writing-mode="lr-tb"/>
    </style:style>
    <style:style style:name="T52_1" style:family="text">
      <style:text-properties style:font-name="Verdana" fo:font-size="12pt" style:font-name-asian="Verdana" style:font-size-asian="12pt" style:font-name-complex="Verdana" style:font-size-complex="12pt"/>
    </style:style>
    <style:style style:name="T52_2" style:family="text">
      <style:text-properties style:font-name="Verdana" fo:font-size="12pt" style:font-name-asian="Verdana" style:font-size-asian="12pt" style:font-name-complex="Verdana" style:font-size-complex="12pt"/>
    </style:style>
    <style:style style:name="T52_3" style:family="text">
      <style:text-properties style:font-name="Verdana" fo:font-size="12pt" style:font-name-asian="Verdana" style:font-size-asian="12pt" style:font-name-complex="Verdana" style:font-size-complex="12pt"/>
    </style:style>
    <style:style style:name="T52_4" style:family="text">
      <style:text-properties style:font-name="Verdana" fo:font-size="12pt" style:font-name-asian="Verdana" style:font-size-asian="12pt" style:font-name-complex="Verdana" style:font-size-complex="12pt"/>
    </style:style>
    <style:style style:name="T52_5" style:family="text">
      <style:text-properties style:font-name="Verdana" fo:font-size="12pt" style:font-name-asian="Verdana" style:font-size-asian="12pt" style:font-name-complex="Verdana" style:font-size-complex="12pt"/>
    </style:style>
    <style:style style:name="T52_6" style:family="text">
      <style:text-properties style:font-name="Verdana" fo:font-size="12pt" style:font-name-asian="Verdana" style:font-size-asian="12pt" style:font-name-complex="Verdana" style:font-size-complex="12pt"/>
    </style:style>
    <style:style style:name="P53" style:family="paragraph" style:parent-style-name="Standard">
      <style:paragraph-properties fo:text-align="left" fo:break-before="auto" fo:text-indent="1.27cm" fo:line-height="115%" fo:margin-top="0cm" fo:margin-bottom="0cm" fo:margin-left="0cm" fo:margin-right="0cm" style:writing-mode="lr-tb"/>
    </style:style>
    <style:style style:name="T53_1" style:family="text">
      <style:text-properties style:font-name="Verdana" fo:font-size="12pt" style:font-name-asian="Verdana" style:font-size-asian="12pt" style:font-name-complex="Verdana" style:font-size-complex="12pt"/>
    </style:style>
    <style:style style:name="T53_2" style:family="text">
      <style:text-properties style:font-name="Verdana" fo:font-size="12pt" style:font-name-asian="Verdana" style:font-size-asian="12pt" style:font-name-complex="Verdana" style:font-size-complex="12pt"/>
    </style:style>
    <style:style style:name="T53_3" style:family="text">
      <style:text-properties style:font-name="Verdana" fo:font-size="12pt" style:font-name-asian="Verdana" style:font-size-asian="12pt" style:font-name-complex="Verdana" style:font-size-complex="12pt"/>
    </style:style>
    <style:style style:name="T53_4" style:family="text">
      <style:text-properties style:font-name="Verdana" fo:font-size="12pt" style:font-name-asian="Verdana" style:font-size-asian="12pt" style:font-name-complex="Verdana" style:font-size-complex="12pt"/>
    </style:style>
    <style:style style:name="T53_5" style:family="text">
      <style:text-properties style:font-name="Verdana" fo:font-size="12pt" style:font-name-asian="Verdana" style:font-size-asian="12pt" style:font-name-complex="Verdana" style:font-size-complex="12pt"/>
    </style:style>
    <style:style style:name="T53_6" style:family="text">
      <style:text-properties style:font-name="Verdana" fo:font-size="12pt" style:font-name-asian="Verdana" style:font-size-asian="12pt" style:font-name-complex="Verdana" style:font-size-complex="12pt"/>
    </style:style>
    <style:style style:name="T53_7" style:family="text">
      <style:text-properties style:font-name="Verdana" fo:font-size="12pt" style:font-name-asian="Verdana" style:font-size-asian="12pt" style:font-name-complex="Verdana" style:font-size-complex="12pt"/>
    </style:style>
    <style:style style:name="T53_8" style:family="text">
      <style:text-properties style:font-name="Verdana" fo:font-size="12pt" style:font-name-asian="Verdana" style:font-size-asian="12pt" style:font-name-complex="Verdana" style:font-size-complex="12pt"/>
    </style:style>
    <style:style style:name="P54" style:family="paragraph" style:parent-style-name="Standard">
      <style:paragraph-properties fo:break-before="auto" style:writing-mode="lr-tb"/>
    </style:style>
    <style:style style:name="T54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4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4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55" style:family="paragraph" style:parent-style-name="Standard">
      <style:paragraph-properties fo:break-before="auto" style:writing-mode="lr-tb"/>
    </style:style>
    <style:style style:name="T55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5_2" style:family="text">
      <style:text-properties style:font-name="Verdana" fo:font-size="12pt" style:font-name-asian="Verdana" style:font-size-asian="12pt" style:font-name-complex="Verdana" style:font-size-complex="12pt"/>
    </style:style>
    <style:style style:name="T55_3" style:family="text">
      <style:text-properties style:font-name="Verdana" fo:font-size="12pt" style:font-name-asian="Verdana" style:font-size-asian="12pt" style:font-name-complex="Verdana" style:font-size-complex="12pt"/>
    </style:style>
    <style:style style:name="T55_4" style:family="text">
      <style:text-properties style:font-name="Verdana" fo:font-size="12pt" style:font-name-asian="Verdana" style:font-size-asian="12pt" style:font-name-complex="Verdana" style:font-size-complex="12pt"/>
    </style:style>
    <style:style style:name="T55_5" style:family="text">
      <style:text-properties style:font-name="Verdana" fo:font-size="12pt" style:font-name-asian="Verdana" style:font-size-asian="12pt" style:font-name-complex="Verdana" style:font-size-complex="12pt"/>
    </style:style>
    <style:style style:name="T55_6" style:family="text">
      <style:text-properties style:font-name="Verdana" fo:font-size="12pt" style:font-name-asian="Verdana" style:font-size-asian="12pt" style:font-name-complex="Verdana" style:font-size-complex="12pt"/>
    </style:style>
    <style:style style:name="T55_7" style:family="text">
      <style:text-properties style:font-name="Verdana" fo:font-size="12pt" style:font-name-asian="Verdana" style:font-size-asian="12pt" style:font-name-complex="Verdana" style:font-size-complex="12pt"/>
    </style:style>
    <style:style style:name="T55_8" style:family="text">
      <style:text-properties style:font-name="Verdana" fo:font-size="12pt" style:font-name-asian="Verdana" style:font-size-asian="12pt" style:font-name-complex="Verdana" style:font-size-complex="12pt"/>
    </style:style>
    <style:style style:name="P56" style:family="paragraph" style:parent-style-name="Standard">
      <style:paragraph-properties fo:break-before="auto" style:writing-mode="lr-tb"/>
    </style:style>
    <style:style style:name="T56_1" style:family="text">
      <style:text-properties style:font-name="Verdana" fo:font-size="12pt" style:font-name-asian="Verdana" style:font-size-asian="12pt" style:font-name-complex="Verdana" style:font-size-complex="12pt"/>
    </style:style>
    <style:style style:name="T56_2" style:family="text">
      <style:text-properties style:font-name="Verdana" fo:font-size="12pt" style:font-name-asian="Verdana" style:font-size-asian="12pt" style:font-name-complex="Verdana" style:font-size-complex="12pt"/>
    </style:style>
    <style:style style:name="T56_3" style:family="text">
      <style:text-properties style:font-name="Verdana" fo:font-size="12pt" style:font-name-asian="Verdana" style:font-size-asian="12pt" style:font-name-complex="Verdana" style:font-size-complex="12pt"/>
    </style:style>
    <style:style style:name="T56_4" style:family="text">
      <style:text-properties style:font-name="Verdana" fo:font-size="12pt" style:font-name-asian="Verdana" style:font-size-asian="12pt" style:font-name-complex="Verdana" style:font-size-complex="12pt"/>
    </style:style>
    <style:style style:name="T56_5" style:family="text">
      <style:text-properties style:font-name="Verdana" fo:font-size="12pt" style:font-name-asian="Verdana" style:font-size-asian="12pt" style:font-name-complex="Verdana" style:font-size-complex="12pt"/>
    </style:style>
    <style:style style:name="T56_6" style:family="text">
      <style:text-properties style:font-name="Verdana" fo:font-size="12pt" style:font-name-asian="Verdana" style:font-size-asian="12pt" style:font-name-complex="Verdana" style:font-size-complex="12pt"/>
    </style:style>
    <style:style style:name="T56_7" style:family="text">
      <style:text-properties style:font-name="Verdana" fo:font-size="12pt" style:font-name-asian="Verdana" style:font-size-asian="12pt" style:font-name-complex="Verdana" style:font-size-complex="12pt"/>
    </style:style>
    <style:style style:name="T56_8" style:family="text">
      <style:text-properties style:font-name="Verdana" fo:font-size="12pt" style:font-name-asian="Verdana" style:font-size-asian="12pt" style:font-name-complex="Verdana" style:font-size-complex="12pt"/>
    </style:style>
    <style:style style:name="T56_9" style:family="text">
      <style:text-properties style:font-name="Verdana" fo:font-size="12pt" style:font-name-asian="Verdana" style:font-size-asian="12pt" style:font-name-complex="Verdana" style:font-size-complex="12pt"/>
    </style:style>
    <style:style style:name="T56_10" style:family="text">
      <style:text-properties style:font-name="Verdana" fo:font-size="12pt" style:font-name-asian="Verdana" style:font-size-asian="12pt" style:font-name-complex="Verdana" style:font-size-complex="12pt"/>
    </style:style>
    <style:style style:name="T56_11" style:family="text">
      <style:text-properties style:font-name="Verdana" fo:font-size="12pt" style:font-name-asian="Verdana" style:font-size-asian="12pt" style:font-name-complex="Verdana" style:font-size-complex="12pt"/>
    </style:style>
    <style:style style:name="T56_12" style:family="text">
      <style:text-properties style:font-name="Verdana" fo:font-size="12pt" style:font-name-asian="Verdana" style:font-size-asian="12pt" style:font-name-complex="Verdana" style:font-size-complex="12pt"/>
    </style:style>
    <style:style style:name="T56_13" style:family="text">
      <style:text-properties style:font-name="Verdana" fo:font-size="12pt" style:font-name-asian="Verdana" style:font-size-asian="12pt" style:font-name-complex="Verdana" style:font-size-complex="12pt"/>
    </style:style>
    <style:style style:name="P57" style:family="paragraph" style:parent-style-name="Standard">
      <style:paragraph-properties fo:break-before="auto" style:writing-mode="lr-tb"/>
    </style:style>
    <style:style style:name="T57_1" style:family="text">
      <style:text-properties style:font-name="Verdana" fo:font-size="12pt" style:font-name-asian="Verdana" style:font-size-asian="12pt" style:font-name-complex="Verdana" style:font-size-complex="12pt"/>
    </style:style>
  </office:automatic-styles>
  <office:body>
    <office:text>
      <text:h text:style-name="P1" text:outline-level="10"><text:span text:style-name="T1_1">Meeting</text:span><text:span text:style-name="T1_2"><text:s/></text:span><text:span text:style-name="T1_3">Agenda</text:span></text:h>
      <text:p text:style-name="P2"><text:span text:style-name="T2_1">Location</text:span><text:span text:style-name="T2_2">:<text:s/></text:span><text:span text:style-name="T2_3">Chalmers</text:span><text:span text:style-name="T2_4"><text:s/></text:span></text:p>
      <text:p text:style-name="P3"><text:span text:style-name="T3_1">Date</text:span><text:span text:style-name="T3_2">:<text:s/>19-04-12</text:span></text:p>
      <text:p text:style-name="P4"><text:span text:style-name="T4_1">Time</text:span><text:span text:style-name="T4_2">:<text:s/>11.35<text:s/>-<text:s/></text:span></text:p>
      <text:p text:style-name="P5"><text:span text:style-name="T5_1">Facilitator</text:span><text:span text:style-name="T5_2">:<text:s/></text:span><text:span text:style-name="T5_3">Johannes</text:span><text:span text:style-name="T5_4"><text:s/></text:span><text:span text:style-name="T5_5">Wikner</text:span></text:p>
      <text:p text:style-name="P6"><text:span text:style-name="T6_1">Participants</text:span><text:span text:style-name="T6_2">:<text:s/></text:span><text:span text:style-name="T6_3">Anton</text:span><text:span text:style-name="T6_4"><text:s/></text:span><text:span text:style-name="T6_5">Lindgren</text:span><text:span text:style-name="T6_6">,<text:s/></text:span><text:span text:style-name="T6_7">Johannes</text:span><text:span text:style-name="T6_8"><text:s/></text:span><text:span text:style-name="T6_9">Wikner</text:span><text:span text:style-name="T6_10">,<text:s/></text:span><text:span text:style-name="T6_11">Victor</text:span><text:span text:style-name="T6_12"><text:s/></text:span><text:span text:style-name="T6_13">Lindhé</text:span><text:span text:style-name="T6_14">,<text:s/></text:span><text:span text:style-name="T6_15">John</text:span><text:span text:style-name="T6_16"><text:s/></text:span><text:span text:style-name="T6_17">Hult</text:span></text:p>
      <text:p text:style-name="P7"/>
      <text:p text:style-name="P8"><text:span text:style-name="T8_1">Objectives</text:span><text:span text:style-name="T8_2"><text:s/>(5<text:s/></text:span><text:span text:style-name="T8_3">min</text:span><text:span text:style-name="T8_4">)</text:span></text:p>
      <text:p text:style-name="P9"><text:span text:style-name="T9_1">Johannes</text:span><text:span text:style-name="T9_2"><text:s/></text:span><text:span text:style-name="T9_3">and</text:span><text:span text:style-name="T9_4"><text:s/></text:span><text:span text:style-name="T9_5">Victor</text:span><text:span text:style-name="T9_6"><text:s/></text:span><text:span text:style-name="T9_7">have</text:span><text:span text:style-name="T9_8"><text:s/></text:span><text:span text:style-name="T9_9">been</text:span><text:span text:style-name="T9_10"><text:s/></text:span><text:span text:style-name="T9_11">working</text:span><text:span text:style-name="T9_12"><text:s/></text:span><text:span text:style-name="T9_13">on</text:span><text:span text:style-name="T9_14"><text:s/></text:span><text:span text:style-name="T9_15">a</text:span><text:span text:style-name="T9_16"><text:s/></text:span><text:span text:style-name="T9_17">physics</text:span><text:span text:style-name="T9_18"><text:s/></text:span><text:span text:style-name="T9_19">solution</text:span><text:span text:style-name="T9_20"><text:s/></text:span><text:span text:style-name="T9_21">since</text:span><text:span text:style-name="T9_22"><text:s/></text:span><text:span text:style-name="T9_23">monday</text:span><text:span text:style-name="T9_24">,<text:s/></text:span><text:span text:style-name="T9_25">it</text:span><text:span text:style-name="T9_26"><text:s/></text:span><text:span text:style-name="T9_27">is</text:span><text:span text:style-name="T9_28"><text:s/></text:span><text:span text:style-name="T9_29">far</text:span><text:span text:style-name="T9_30"><text:s/></text:span><text:span text:style-name="T9_31">from</text:span><text:span text:style-name="T9_32"><text:s/></text:span><text:span text:style-name="T9_33">complete</text:span><text:span text:style-name="T9_34"><text:s/></text:span><text:span text:style-name="T9_35">still</text:span><text:span text:style-name="T9_36">.</text:span></text:p>
      <text:p text:style-name="P10"><text:span text:style-name="T10_1">Reports</text:span><text:span text:style-name="T10_2"><text:s/>(15<text:s/></text:span><text:span text:style-name="T10_3">min</text:span><text:span text:style-name="T10_4">)</text:span></text:p>
      <text:p text:style-name="P11"><text:span text:style-name="T11_1">John</text:span><text:span text:style-name="T11_2"><text:s/></text:span><text:span text:style-name="T11_3">and</text:span><text:span text:style-name="T11_4"><text:s/></text:span><text:span text:style-name="T11_5">Anton</text:span><text:span text:style-name="T11_6"><text:s/></text:span><text:span text:style-name="T11_7">started</text:span><text:span text:style-name="T11_8"><text:s/></text:span><text:span text:style-name="T11_9">fixing</text:span><text:span text:style-name="T11_10"><text:s/></text:span><text:span text:style-name="T11_11">gameflow</text:span><text:span text:style-name="T11_12">.<text:s/></text:span><text:span text:style-name="T11_13">Mostly</text:span><text:span text:style-name="T11_14"><text:s/></text:span><text:span text:style-name="T11_15">changed</text:span><text:span text:style-name="T11_16"><text:s/></text:span><text:span text:style-name="T11_17">in</text:span><text:span text:style-name="T11_18"><text:s/></text:span><text:span text:style-name="T11_19">the</text:span><text:span text:style-name="T11_20"><text:s/></text:span><text:span text:style-name="T11_21">code</text:span><text:span text:style-name="T11_22"><text:s/></text:span><text:span text:style-name="T11_23">for</text:span><text:span text:style-name="T11_24"><text:s/></text:span><text:span text:style-name="T11_25">future</text:span><text:span text:style-name="T11_26"><text:s/></text:span><text:span text:style-name="T11_27">work</text:span><text:span text:style-name="T11_28">.<text:s/></text:span><text:span text:style-name="T11_29">Implemented</text:span><text:span text:style-name="T11_30"><text:s/></text:span><text:span text:style-name="T11_31">pause</text:span><text:span text:style-name="T11_32"><text:s/></text:span><text:span text:style-name="T11_33">and</text:span><text:span text:style-name="T11_34"><text:s/></text:span><text:span text:style-name="T11_35">round</text:span><text:span text:style-name="T11_36"><text:s/></text:span><text:span text:style-name="T11_37">start</text:span><text:span text:style-name="T11_38">.<text:s/></text:span><text:span text:style-name="T11_39">A</text:span><text:span text:style-name="T11_40"><text:s/></text:span><text:span text:style-name="T11_41">bit</text:span><text:span text:style-name="T11_42"><text:s/></text:span><text:span text:style-name="T11_43">more</text:span><text:span text:style-name="T11_44"><text:s/></text:span><text:span text:style-name="T11_45">work</text:span><text:span text:style-name="T11_46"><text:s/></text:span><text:span text:style-name="T11_47">needs</text:span><text:span text:style-name="T11_48"><text:s/></text:span><text:span text:style-name="T11_49">to</text:span><text:span text:style-name="T11_50"><text:s/></text:span><text:span text:style-name="T11_51">be</text:span><text:span text:style-name="T11_52"><text:s/></text:span><text:span text:style-name="T11_53">done</text:span><text:span text:style-name="T11_54">,<text:s/></text:span><text:span text:style-name="T11_55">mostly</text:span><text:span text:style-name="T11_56"><text:s/></text:span><text:span text:style-name="T11_57">on</text:span><text:span text:style-name="T11_58"><text:s/></text:span><text:span text:style-name="T11_59">the</text:span><text:span text:style-name="T11_60"><text:s/></text:span><text:span text:style-name="T11_61">GUI</text:span><text:span text:style-name="T11_62">-</text:span><text:span text:style-name="T11_63">side</text:span><text:span text:style-name="T11_64">.</text:span></text:p>
      <text:p text:style-name="P12"><text:span text:style-name="T12_1">John</text:span><text:span text:style-name="T12_2"><text:s/></text:span><text:span text:style-name="T12_3">will</text:span><text:span text:style-name="T12_4"><text:s/></text:span><text:span text:style-name="T12_5">check</text:span><text:span text:style-name="T12_6"><text:s/></text:span><text:span text:style-name="T12_7">out</text:span><text:span text:style-name="T12_8"><text:s/></text:span><text:span text:style-name="T12_9">nifty</text:span><text:span text:style-name="T12_10">-</text:span><text:span text:style-name="T12_11">GUI</text:span><text:span text:style-name="T12_12">.</text:span></text:p>
      <text:p text:style-name="P13"><text:span text:style-name="T13_1">Discussion</text:span><text:span text:style-name="T13_2"><text:s/></text:span><text:span text:style-name="T13_3">items</text:span><text:span text:style-name="T13_4"><text:s/>(35<text:s/></text:span><text:span text:style-name="T13_5">min</text:span><text:span text:style-name="T13_6">)</text:span></text:p>
      <text:p text:style-name="P14"><text:span text:style-name="T14_1">The</text:span><text:span text:style-name="T14_2"><text:s/></text:span><text:span text:style-name="T14_3">physics</text:span><text:span text:style-name="T14_4"><text:s/></text:span><text:span text:style-name="T14_5">engine</text:span><text:span text:style-name="T14_6"><text:s/></text:span><text:span text:style-name="T14_7">shall</text:span><text:span text:style-name="T14_8">:</text:span></text:p>
      <text:p text:style-name="P15"><text:span text:style-name="T15_1"><text:tab/></text:span><text:span text:style-name="T15_2">Detect</text:span><text:span text:style-name="T15_3"><text:s/></text:span><text:span text:style-name="T15_4">collisions</text:span></text:p>
      <text:p text:style-name="P16"><text:span text:style-name="T16_1"><text:tab/></text:span><text:span text:style-name="T16_2">Adjust</text:span><text:span text:style-name="T16_3"><text:s/></text:span><text:span text:style-name="T16_4">position</text:span><text:span text:style-name="T16_5"><text:s/></text:span><text:span text:style-name="T16_6">on</text:span><text:span text:style-name="T16_7"><text:s/></text:span><text:span text:style-name="T16_8">collision</text:span></text:p>
      <text:p text:style-name="P17"><text:span text:style-name="T17_1"><text:tab/></text:span><text:span text:style-name="T17_2">Not</text:span><text:span text:style-name="T17_3"><text:s/></text:span><text:span text:style-name="T17_4">touch</text:span><text:span text:style-name="T17_5"><text:s/></text:span><text:span text:style-name="T17_6">current</text:span><text:span text:style-name="T17_7"><text:s/></text:span><text:span text:style-name="T17_8">navigation</text:span></text:p>
      <text:p text:style-name="P18"><text:span text:style-name="T18_1">The</text:span><text:span text:style-name="T18_2"><text:s/></text:span><text:span text:style-name="T18_3">physics</text:span><text:span text:style-name="T18_4"><text:s/></text:span><text:span text:style-name="T18_5">engine</text:span><text:span text:style-name="T18_6"><text:s/></text:span><text:span text:style-name="T18_7">shall</text:span><text:span text:style-name="T18_8"><text:s/></text:span><text:span text:style-name="T18_9">be</text:span><text:span text:style-name="T18_10"><text:s/></text:span><text:span text:style-name="T18_11">a</text:span><text:span text:style-name="T18_12"><text:s/></text:span><text:span text:style-name="T18_13">part</text:span><text:span text:style-name="T18_14"><text:s/></text:span><text:span text:style-name="T18_15">of</text:span><text:span text:style-name="T18_16"><text:s/></text:span><text:span text:style-name="T18_17">Game</text:span><text:span text:style-name="T18_18">.<text:s/></text:span><text:span text:style-name="T18_19">I</text:span><text:span text:style-name="T18_20">.</text:span><text:span text:style-name="T18_21">E</text:span><text:span text:style-name="T18_22">.<text:s/></text:span><text:span text:style-name="T18_23">Game</text:span><text:span text:style-name="T18_24"><text:s/></text:span><text:span text:style-name="T18_25">has</text:span><text:span text:style-name="T18_26"><text:s/></text:span><text:span text:style-name="T18_27">an</text:span><text:span text:style-name="T18_28"><text:s/></text:span><text:span text:style-name="T18_29">instance</text:span><text:span text:style-name="T18_30"><text:s/></text:span><text:span text:style-name="T18_31">of</text:span><text:span text:style-name="T18_32"><text:s/></text:span><text:span text:style-name="T18_33">a</text:span><text:span text:style-name="T18_34"><text:s/></text:span><text:span text:style-name="T18_35">physical</text:span><text:span text:style-name="T18_36"><text:s/></text:span><text:span text:style-name="T18_37">world</text:span><text:span text:style-name="T18_38">.</text:span></text:p>
      <text:p text:style-name="P19"><text:span text:style-name="T19_1">Game</text:span><text:span text:style-name="T19_2"><text:s/></text:span><text:span text:style-name="T19_3">shall</text:span><text:span text:style-name="T19_4"><text:s/></text:span><text:span text:style-name="T19_5">update</text:span><text:span text:style-name="T19_6"><text:s/></text:span><text:span text:style-name="T19_7">physics</text:span><text:span text:style-name="T19_8"><text:s/></text:span><text:span text:style-name="T19_9">in</text:span><text:span text:style-name="T19_10"><text:s/></text:span><text:span text:style-name="T19_11">its</text:span><text:span text:style-name="T19_12"><text:s/></text:span><text:span text:style-name="T19_13">own</text:span><text:span text:style-name="T19_14"><text:s/></text:span><text:span text:style-name="T19_15">update</text:span><text:span text:style-name="T19_16"><text:s/></text:span><text:span text:style-name="T19_17">loop</text:span><text:span text:style-name="T19_18">.</text:span></text:p>
      <text:p text:style-name="P20"><text:span text:style-name="T20_1">Physical</text:span><text:span text:style-name="T20_2"><text:s/></text:span><text:span text:style-name="T20_3">world</text:span><text:span text:style-name="T20_4"><text:s/></text:span><text:span text:style-name="T20_5">is</text:span><text:span text:style-name="T20_6"><text:s/></text:span><text:span text:style-name="T20_7">provided</text:span><text:span text:style-name="T20_8"><text:s/></text:span><text:span text:style-name="T20_9">with</text:span><text:span text:style-name="T20_10"><text:s/></text:span><text:span text:style-name="T20_11">PhysicalObjects</text:span><text:span text:style-name="T20_12"><text:s/></text:span><text:span text:style-name="T20_13">by</text:span><text:span text:style-name="T20_14"><text:s/></text:span><text:span text:style-name="T20_15">Game</text:span><text:span text:style-name="T20_16"><text:s/>(</text:span><text:span text:style-name="T20_17">like</text:span><text:span text:style-name="T20_18"><text:s/></text:span><text:span text:style-name="T20_19">Unit</text:span><text:span text:style-name="T20_20"><text:s/></text:span><text:span text:style-name="T20_21">and</text:span><text:span text:style-name="T20_22"><text:s/></text:span><text:span text:style-name="T20_23">Item</text:span><text:span text:style-name="T20_24">).</text:span></text:p>
      <text:p text:style-name="P21"><text:span text:style-name="T21_1">Physical</text:span><text:span text:style-name="T21_2"><text:s/></text:span><text:span text:style-name="T21_3">world</text:span><text:span text:style-name="T21_4"><text:s/></text:span><text:span text:style-name="T21_5">shall</text:span><text:span text:style-name="T21_6"><text:s/></text:span><text:span text:style-name="T21_7">each</text:span><text:span text:style-name="T21_8"><text:s/></text:span><text:span text:style-name="T21_9">update</text:span><text:span text:style-name="T21_10"><text:s/></text:span><text:span text:style-name="T21_11">be</text:span><text:span text:style-name="T21_12"><text:s/></text:span><text:span text:style-name="T21_13">told</text:span><text:span text:style-name="T21_14"><text:s/></text:span><text:span text:style-name="T21_15">by</text:span><text:span text:style-name="T21_16"><text:s/></text:span><text:span text:style-name="T21_17">Game</text:span><text:span text:style-name="T21_18"><text:s/></text:span><text:span text:style-name="T21_19">to</text:span><text:span text:style-name="T21_20"><text:s/></text:span><text:span text:style-name="T21_21">set</text:span><text:span text:style-name="T21_22"><text:s/></text:span><text:span text:style-name="T21_23">direction</text:span><text:span text:style-name="T21_24"><text:s/></text:span><text:span text:style-name="T21_25">and</text:span><text:span text:style-name="T21_26"><text:s/></text:span><text:span text:style-name="T21_27">speed</text:span><text:span text:style-name="T21_28"><text:s/></text:span><text:span text:style-name="T21_29">according</text:span><text:span text:style-name="T21_30"><text:s/></text:span><text:span text:style-name="T21_31">to</text:span><text:span text:style-name="T21_32"><text:s/></text:span><text:span text:style-name="T21_33">collision</text:span><text:span text:style-name="T21_34"><text:s/></text:span><text:span text:style-name="T21_35">state</text:span><text:span text:style-name="T21_36">.</text:span></text:p>
      <text:p text:style-name="P22"><text:span text:style-name="T22_1">Physical</text:span><text:span text:style-name="T22_2"><text:s/></text:span><text:span text:style-name="T22_3">Object</text:span><text:span text:style-name="T22_4"><text:s/></text:span><text:span text:style-name="T22_5">shall</text:span><text:span text:style-name="T22_6"><text:s/></text:span><text:span text:style-name="T22_7">have</text:span><text:span text:style-name="T22_8"><text:s/></text:span><text:span text:style-name="T22_9">a</text:span><text:span text:style-name="T22_10"><text:s/></text:span><text:span text:style-name="T22_11">mass</text:span><text:span text:style-name="T22_12"><text:s/></text:span><text:span text:style-name="T22_13">that</text:span><text:span text:style-name="T22_14"><text:s/></text:span><text:span text:style-name="T22_15">gets</text:span><text:span text:style-name="T22_16"><text:s/></text:span><text:span text:style-name="T22_17">computed</text:span><text:span text:style-name="T22_18"><text:s/></text:span><text:span text:style-name="T22_19">from</text:span><text:span text:style-name="T22_20"><text:s/></text:span><text:span text:style-name="T22_21">MoveableAbstract</text:span><text:span text:style-name="T22_22">’</text:span><text:span text:style-name="T22_23">s</text:span><text:span text:style-name="T22_24"><text:s/></text:span><text:span text:style-name="T22_25">size</text:span><text:span text:style-name="T22_26">.</text:span></text:p>
      <text:p text:style-name="P23"><text:span text:style-name="T23_1">It</text:span><text:span text:style-name="T23_2"><text:s/></text:span><text:span text:style-name="T23_3">shall</text:span><text:span text:style-name="T23_4"><text:s/></text:span><text:span text:style-name="T23_5">be</text:span><text:span text:style-name="T23_6"><text:s/></text:span><text:span text:style-name="T23_7">pair</text:span><text:span text:style-name="T23_8">-</text:span><text:span text:style-name="T23_9">programmed</text:span><text:span text:style-name="T23_10"><text:s/></text:span><text:span text:style-name="T23_11">by</text:span><text:span text:style-name="T23_12"><text:s/></text:span><text:span text:style-name="T23_13">Johannes</text:span><text:span text:style-name="T23_14"><text:s/></text:span><text:span text:style-name="T23_15">and</text:span><text:span text:style-name="T23_16"><text:s/></text:span><text:span text:style-name="T23_17">Victor</text:span><text:span text:style-name="T23_18">!</text:span></text:p>
      <text:p text:style-name="P24"/>
      <text:p text:style-name="P25"/>
      <text:list text:style-name="LS1" xml:id="list0">
        <text:list-item>
          <text:p text:style-name="P26"><text:span text:style-name="T26_1">StartRound</text:span><text:span text:style-name="T26_2"><text:tab/>[</text:span><text:span text:style-name="T26_3">DONE</text:span><text:span text:style-name="T26_4">]</text:span></text:p>
        </text:list-item>
        <text:list-item>
          <text:p text:style-name="P27"><text:span text:style-name="T27_1">Navigate</text:span><text:span text:style-name="T27_2"><text:tab/>[</text:span><text:span text:style-name="T27_3">DONE</text:span><text:span text:style-name="T27_4">]</text:span></text:p>
        </text:list-item>
        <text:list-item>
          <text:p text:style-name="P28"><text:span text:style-name="T28_1">Fire</text:span><text:span text:style-name="T28_2"><text:tab/><text:tab/>[</text:span><text:span text:style-name="T28_3">Deadline</text:span><text:span text:style-name="T28_4"><text:s/>25/4]</text:span></text:p>
        </text:list-item>
        <text:list-item>
          <text:p text:style-name="P29"><text:span text:style-name="T29_1">EndRound</text:span><text:span text:style-name="T29_2"><text:tab/>[</text:span><text:span text:style-name="T29_3">Deadline</text:span><text:span text:style-name="T29_4"><text:s/>26/4]</text:span></text:p>
        </text:list-item>
        <text:list-item>
          <text:p text:style-name="P30"><text:span text:style-name="T30_1">Collide</text:span><text:span text:style-name="T30_2"><text:tab/><text:tab/>[</text:span><text:span text:style-name="T30_3">Deadline</text:span><text:span text:style-name="T30_4"><text:s/>22/4]</text:span></text:p>
        </text:list-item>
        <text:list-item>
          <text:p text:style-name="P31"><text:span text:style-name="T31_1">RunGame</text:span><text:span text:style-name="T31_2"><text:tab/>[</text:span><text:span text:style-name="T31_3">DONE</text:span><text:span text:style-name="T31_4">]</text:span></text:p>
        </text:list-item>
        <text:list-item>
          <text:p text:style-name="P32"><text:span text:style-name="T32_1">EndGame</text:span><text:span text:style-name="T32_2"><text:tab/>[</text:span><text:span text:style-name="T32_3">Deadline</text:span><text:span text:style-name="T32_4"><text:s/>1/5]</text:span></text:p>
        </text:list-item>
        <text:list-item>
          <text:p text:style-name="P33"><text:span text:style-name="T33_1">PickupItem</text:span><text:span text:style-name="T33_2"><text:tab/>[</text:span><text:span text:style-name="T33_3">Deadline</text:span><text:span text:style-name="T33_4"><text:s/>5/5]<text:line-break/></text:span><text:span text:style-name="T33_5">Settings</text:span><text:span text:style-name="T33_6"><text:s/></text:span><text:span text:style-name="T33_7">shall</text:span><text:span text:style-name="T33_8"><text:s/></text:span><text:span text:style-name="T33_9">be</text:span><text:span text:style-name="T33_10">,<text:s/></text:span><text:span text:style-name="T33_11">during</text:span><text:span text:style-name="T33_12"><text:s/></text:span><text:span text:style-name="T33_13">gameflow</text:span><text:span text:style-name="T33_14"><text:s/></text:span><text:span text:style-name="T33_15">implementation</text:span><text:span text:style-name="T33_16">,<text:s/></text:span><text:span text:style-name="T33_17">configured</text:span><text:span text:style-name="T33_18"><text:s/></text:span><text:span text:style-name="T33_19">as</text:span><text:span text:style-name="T33_20"><text:s/></text:span><text:span text:style-name="T33_21">follows</text:span><text:span text:style-name="T33_22">:<text:line-break/><text:tab/></text:span><text:span text:style-name="T33_23">Fullscreen</text:span><text:span text:style-name="T33_24"><text:line-break/><text:tab/></text:span><text:span text:style-name="T33_25">Nice</text:span><text:span text:style-name="T33_26"><text:s/></text:span><text:span text:style-name="T33_27">resolution</text:span><text:span text:style-name="T33_28"><text:line-break/><text:tab/></text:span><text:span text:style-name="T33_29">AA</text:span><text:span text:style-name="T33_30"><text:s/></text:span><text:span text:style-name="T33_31">and</text:span><text:span text:style-name="T33_32"><text:s/></text:span><text:span text:style-name="T33_33">effects</text:span><text:span text:style-name="T33_34">?<text:line-break/><text:tab/></text:span><text:span text:style-name="T33_35">Add</text:span><text:span text:style-name="T33_36"><text:s/></text:span><text:span text:style-name="T33_37">AO</text:span><text:span text:style-name="T33_38">?</text:span></text:p>
        </text:list-item>
        <text:list-item>
          <text:p text:style-name="P34"><text:span text:style-name="T34_1">Exit</text:span><text:span text:style-name="T34_2"><text:tab/><text:tab/>[</text:span><text:span text:style-name="T34_3">Deadline</text:span><text:span text:style-name="T34_4"><text:s/>12/5]</text:span></text:p>
        </text:list-item>
        <text:list-item>
          <text:p text:style-name="P35"><text:span text:style-name="T35_1">SetSettings</text:span><text:span text:style-name="T35_2"><text:tab/>[</text:span><text:span text:style-name="T35_3">Deadline</text:span><text:span text:style-name="T35_4"><text:s/>12/5]</text:span></text:p>
        </text:list-item>
      </text:list>
      <text:p text:style-name="P36"/>
      <text:p text:style-name="P37"><text:span text:style-name="T37_1"><text:tab/></text:span><text:span text:style-name="T37_2">Functional</text:span><text:span text:style-name="T37_3"><text:s/></text:span><text:span text:style-name="T37_4">implementation</text:span><text:span text:style-name="T37_5"><text:s/>[</text:span><text:span text:style-name="T37_6">Deadline</text:span><text:span text:style-name="T37_7"><text:s/>12/5]</text:span></text:p>
      <text:p text:style-name="P38"><text:span text:style-name="T38_1"><text:tab/>[</text:span><text:span text:style-name="T38_2">Final</text:span><text:span text:style-name="T38_3"><text:s/></text:span><text:span text:style-name="T38_4">Deadline</text:span><text:span text:style-name="T38_5"><text:s/>17/5]</text:span></text:p>
      <text:p text:style-name="P39"/>
      <text:p text:style-name="P40"><text:span text:style-name="T40_1">Settings</text:span><text:span text:style-name="T40_2"><text:s/></text:span><text:span text:style-name="T40_3">shall</text:span><text:span text:style-name="T40_4"><text:s/></text:span><text:span text:style-name="T40_5">be</text:span><text:span text:style-name="T40_6">,<text:s/></text:span><text:span text:style-name="T40_7">during</text:span><text:span text:style-name="T40_8"><text:s/></text:span><text:span text:style-name="T40_9">gameflow</text:span><text:span text:style-name="T40_10"><text:s/></text:span><text:span text:style-name="T40_11">implementation</text:span><text:span text:style-name="T40_12">,<text:s/></text:span><text:span text:style-name="T40_13">configured</text:span><text:span text:style-name="T40_14"><text:s/></text:span><text:span text:style-name="T40_15">as</text:span><text:span text:style-name="T40_16"><text:s/></text:span><text:span text:style-name="T40_17">follows</text:span><text:span text:style-name="T40_18">:</text:span></text:p>
      <text:p text:style-name="P41"><text:span text:style-name="T41_1"><text:tab/></text:span><text:span text:style-name="T41_2">Fullscreen</text:span></text:p>
      <text:p text:style-name="P42"><text:span text:style-name="T42_1"><text:tab/></text:span><text:span text:style-name="T42_2">Nice</text:span><text:span text:style-name="T42_3"><text:s/></text:span><text:span text:style-name="T42_4">resolution</text:span></text:p>
      <text:p text:style-name="P43"><text:span text:style-name="T43_1"><text:tab/></text:span><text:span text:style-name="T43_2">AA</text:span><text:span text:style-name="T43_3"><text:s/></text:span><text:span text:style-name="T43_4">and</text:span><text:span text:style-name="T43_5"><text:s/></text:span><text:span text:style-name="T43_6">effects</text:span><text:span text:style-name="T43_7">?</text:span></text:p>
      <text:p text:style-name="P44"><text:span text:style-name="T44_1"><text:tab/></text:span><text:span text:style-name="T44_2">Add</text:span><text:span text:style-name="T44_3"><text:s/></text:span><text:span text:style-name="T44_4">AO</text:span><text:span text:style-name="T44_5">?</text:span></text:p>
      <text:p text:style-name="P45"/>
      <text:p text:style-name="P46"><text:span text:style-name="T46_1">A</text:span><text:span text:style-name="T46_2"><text:s/></text:span><text:span text:style-name="T46_3">nice</text:span><text:span text:style-name="T46_4"><text:s/></text:span><text:span text:style-name="T46_5">way</text:span><text:span text:style-name="T46_6"><text:s/></text:span><text:span text:style-name="T46_7">of</text:span><text:span text:style-name="T46_8"><text:s/></text:span><text:span text:style-name="T46_9">clouding</text:span><text:span text:style-name="T46_10"><text:s/></text:span><text:span text:style-name="T46_11">the</text:span><text:span text:style-name="T46_12"><text:s/></text:span><text:span text:style-name="T46_13">magellan</text:span><text:span text:style-name="T46_14"><text:s/></text:span><text:span text:style-name="T46_15">journey</text:span><text:span text:style-name="T46_16"><text:s/></text:span><text:span text:style-name="T46_17">done</text:span><text:span text:style-name="T46_18"><text:s/></text:span><text:span text:style-name="T46_19">in</text:span><text:span text:style-name="T46_20"><text:s/></text:span><text:span text:style-name="T46_21">model</text:span><text:span text:style-name="T46_22"><text:s/></text:span><text:span text:style-name="T46_23">shall</text:span><text:span text:style-name="T46_24"><text:s/></text:span><text:span text:style-name="T46_25">be</text:span><text:span text:style-name="T46_26"><text:s/></text:span><text:span text:style-name="T46_27">implemented</text:span><text:span text:style-name="T46_28"><text:s/></text:span><text:span text:style-name="T46_29">in</text:span><text:span text:style-name="T46_30"><text:s/></text:span><text:span text:style-name="T46_31">the</text:span><text:span text:style-name="T46_32"><text:s/></text:span><text:span text:style-name="T46_33">view</text:span><text:span text:style-name="T46_34">.</text:span></text:p>
      <text:p text:style-name="P47"/>
      <text:p text:style-name="P48"><text:span text:style-name="T48_1">Outcomes</text:span><text:span text:style-name="T48_2"><text:s/></text:span><text:span text:style-name="T48_3">and</text:span><text:span text:style-name="T48_4"><text:s/></text:span><text:span text:style-name="T48_5">assignments</text:span><text:span text:style-name="T48_6"><text:s/>(5<text:s/></text:span><text:span text:style-name="T48_7">min</text:span><text:span text:style-name="T48_8">)</text:span></text:p>
      <text:p text:style-name="P49"><text:span text:style-name="T49_1"><text:tab/></text:span><text:span text:style-name="T49_2">Victor</text:span><text:span text:style-name="T49_3"><text:s/></text:span><text:span text:style-name="T49_4">and</text:span><text:span text:style-name="T49_5"><text:s/></text:span><text:span text:style-name="T49_6">Johannes</text:span><text:span text:style-name="T49_7"><text:s/></text:span><text:span text:style-name="T49_8">shall</text:span><text:span text:style-name="T49_9"><text:s/></text:span><text:span text:style-name="T49_10">continue</text:span><text:span text:style-name="T49_11"><text:s/></text:span><text:span text:style-name="T49_12">with</text:span><text:span text:style-name="T49_13"><text:s/></text:span><text:span text:style-name="T49_14">physics</text:span><text:span text:style-name="T49_15">,<text:s/></text:span><text:span text:style-name="T49_16">see</text:span><text:span text:style-name="T49_17"><text:s/></text:span><text:span text:style-name="T49_18">how</text:span><text:span text:style-name="T49_19"><text:s/></text:span><text:span text:style-name="T49_20">above</text:span><text:span text:style-name="T49_21">.</text:span></text:p>
      <text:p text:style-name="P50"><text:span text:style-name="T50_1"><text:tab/></text:span><text:span text:style-name="T50_2">John</text:span><text:span text:style-name="T50_3"><text:s/></text:span><text:span text:style-name="T50_4">and</text:span><text:span text:style-name="T50_5"><text:s/></text:span><text:span text:style-name="T50_6">Anton</text:span><text:span text:style-name="T50_7"><text:s/></text:span><text:span text:style-name="T50_8">shall</text:span><text:span text:style-name="T50_9"><text:s/></text:span><text:span text:style-name="T50_10">continue</text:span><text:span text:style-name="T50_11"><text:s/></text:span><text:span text:style-name="T50_12">with</text:span><text:span text:style-name="T50_13"><text:s/></text:span><text:span text:style-name="T50_14">gameflow</text:span><text:span text:style-name="T50_15">,<text:s/></text:span><text:span text:style-name="T50_16">see</text:span><text:span text:style-name="T50_17"><text:s/></text:span><text:span text:style-name="T50_18">how</text:span><text:span text:style-name="T50_19"><text:s/></text:span><text:span text:style-name="T50_20">above</text:span><text:span text:style-name="T50_21">.</text:span></text:p>
      <text:p text:style-name="P51"><text:span text:style-name="T51_1">RAD</text:span><text:span text:style-name="T51_2"><text:s/>2.2<text:s/>(</text:span><text:span text:style-name="T51_3">Non</text:span><text:span text:style-name="T51_4">-</text:span><text:span text:style-name="T51_5">functional</text:span><text:span text:style-name="T51_6"><text:s/></text:span><text:span text:style-name="T51_7">req</text:span><text:span text:style-name="T51_8">.)<text:tab/>[</text:span><text:span text:style-name="T51_9">Johannes</text:span><text:span text:style-name="T51_10">]</text:span></text:p>
      <text:p text:style-name="P52"><text:span text:style-name="T52_1">RAD</text:span><text:span text:style-name="T52_2"><text:s/>2.3.4<text:s/>(</text:span><text:span text:style-name="T52_3">UI</text:span><text:span text:style-name="T52_4">)<text:tab/><text:tab/><text:tab/><text:tab/>[</text:span><text:span text:style-name="T52_5">John</text:span><text:span text:style-name="T52_6">]</text:span></text:p>
      <text:p text:style-name="P53"><text:span text:style-name="T53_1">SDD</text:span><text:span text:style-name="T53_2"><text:s/>2.2<text:s/>(</text:span><text:span text:style-name="T53_3">Software</text:span><text:span text:style-name="T53_4"><text:s/></text:span><text:span text:style-name="T53_5">decomposition</text:span><text:span text:style-name="T53_6">)<text:tab/>[</text:span><text:span text:style-name="T53_7">Anton</text:span><text:span text:style-name="T53_8">]</text:span></text:p>
      <text:p text:style-name="P54"><text:span text:style-name="T54_1">Wrap</text:span><text:span text:style-name="T54_2"><text:s/></text:span><text:span text:style-name="T54_3">up</text:span></text:p>
      <text:p text:style-name="P55"><text:span text:style-name="T55_1"><text:tab/></text:span><text:span text:style-name="T55_2">Next</text:span><text:span text:style-name="T55_3"><text:s/></text:span><text:span text:style-name="T55_4">meeting</text:span><text:span text:style-name="T55_5"><text:s/>23/4<text:s/></text:span><text:span text:style-name="T55_6">after</text:span><text:span text:style-name="T55_7"><text:s/></text:span><text:span text:style-name="T55_8">lunch</text:span></text:p>
      <text:p text:style-name="P56"><text:span text:style-name="T56_1"><text:tab/></text:span><text:span text:style-name="T56_2">Anton</text:span><text:span text:style-name="T56_3"><text:s/></text:span><text:span text:style-name="T56_4">will</text:span><text:span text:style-name="T56_5"><text:s/></text:span><text:span text:style-name="T56_6">be</text:span><text:span text:style-name="T56_7"><text:s/></text:span><text:span text:style-name="T56_8">facilitator</text:span><text:span text:style-name="T56_9">,<text:s/></text:span><text:span text:style-name="T56_10">John</text:span><text:span text:style-name="T56_11"><text:s/></text:span><text:span text:style-name="T56_12">secretary</text:span><text:span text:style-name="T56_13">.</text:span></text:p>
      <text:p text:style-name="P57"><text:span text:style-name="T57_1"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